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7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28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2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5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6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7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8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xml:id="id14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294cm 5.49863164138032cm)" svg:viewBox="0 0 2008 1205" draw:points="0,602 201,1205 579,1089 1153,887 2008,602 1807,0">
          <text:p/>
        </draw:polyline>
        <draw:frame draw:style-name="gr5" draw:text-style-name="P2" xml:id="id12" draw:id="id12" draw:layer="layout" svg:width="3.175cm" svg:height="0.645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xml:id="id15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xml:id="id13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31" draw:id="id31" draw:layer="layout" svg:width="2.007cm" svg:height="1.204cm" draw:transform="rotate (-0.321664181143681) translate (14.6114012867295cm 4.24863164138031cm)" svg:viewBox="0 0 2008 1205" draw:points="0,602 201,1205 1153,887 2008,602 1807,0">
          <text:p/>
        </draw:polyline>
        <draw:frame draw:style-name="gr8" draw:text-style-name="P2" xml:id="id32" draw:id="id32" draw:layer="layout" svg:width="3.81cm" svg:height="0.645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3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6.4304012867294cm 18.2086316413802cm)" svg:viewBox="0 0 2008 1205" draw:points="0,602 201,1205 1153,887 2008,602 1807,0">
          <text:p/>
        </draw:polyline>
        <draw:frame draw:style-name="gr8" draw:text-style-name="P2" xml:id="id9" draw:id="id9" draw:layer="layout" svg:width="2.54cm" svg:height="1.039cm" svg:x="16.24cm" svg:y="19.415cm">
          <draw:text-box>
            <text:p text:style-name="P1"><text:span text:style-name="T1">Betriebs-daten</text:span></text:p>
          </draw:text-box>
        </draw:frame>
        <draw:polyline draw:style-name="gr9" draw:text-style-name="P1" xml:id="id37" draw:id="id37" draw:layer="layout" svg:width="2.007cm" svg:height="1.204cm" draw:transform="rotate (-0.321664181143681) translate (5.00040128672957cm 13.7736316413802cm)" svg:viewBox="0 0 2008 1205" draw:points="0,602 201,1205 1153,887 2008,602 1807,0">
          <text:p/>
        </draw:polyline>
        <draw:polyline draw:style-name="gr10" draw:text-style-name="P1" draw:layer="layout" svg:width="2.007cm" svg:height="1.204cm" draw:transform="rotate (-0.321664181143681) translate (5.39040128672973cm 18.1986316413802cm)" svg:viewBox="0 0 2008 1205" draw:points="0,602 201,1205 1153,887 2008,602 1807,0">
          <text:p/>
        </draw:polyline>
        <draw:frame draw:style-name="gr8" draw:text-style-name="P2" xml:id="id2" draw:id="id2" draw:layer="layout" svg:width="1.905cm" svg:height="0.645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xml:id="id7" draw:id="id7" draw:layer="layout" svg:width="2.007cm" svg:height="1.204cm" draw:transform="rotate (-0.321664181143681) translate (5.39140128672972cm 18.1996316413802cm)" svg:viewBox="0 0 2008 1205" draw:points="0,602 201,1205 1153,887 2008,602 1807,0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xml:id="id3" draw:id="id3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xml:id="id5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xml:id="id6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1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7.51cm" svg:y1="19.415cm" svg:x2="17.391cm" svg:y2="18.108cm" draw:start-shape="id9" draw:start-glue-point="0" svg:d="m17510 19415c0-1356-119-703-119-1307">
          <text:p/>
        </draw:connector>
        <draw:polyline draw:style-name="gr12" draw:text-style-name="P1" xml:id="id11" draw:id="id11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svg:x1="11.795cm" svg:y1="9.255cm" svg:x2="12.43cm" svg:y2="10.208cm" draw:start-shape="id11" draw:start-glue-point="1" draw:end-shape="id8" draw:end-glue-point="6" svg:d="m11795 9255c-1014 0-1331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xml:id="id16" draw:id="id16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4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4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xml:id="id30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xml:id="id17" draw:id="id17" draw:layer="layout" svg:width="3.175cm" svg:height="1.27cm" svg:x="24.19cm" svg:y="4.11cm">
          <draw:text-box>
            <text:p text:style-name="P3"><text:span text:style-name="T2">Niveau-Kontrolle</text:span></text:p>
          </draw:text-box>
        </draw:frame>
        <draw:polyline draw:style-name="gr12" draw:text-style-name="P1" xml:id="id18" draw:id="id18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11" draw:text-style-name="P1" draw:layer="layout" draw:type="curve" svg:x1="24.19cm" svg:y1="4.745cm" svg:x2="22.285cm" svg:y2="4.745cm" draw:start-shape="id17" draw:start-glue-point="3" draw:end-shape="id18" draw:end-glue-point="1" svg:d="m24190 4745h-1905">
          <text:p/>
        </draw:connector>
        <draw:connector draw:style-name="gr11" draw:text-style-name="P1" draw:layer="layout" draw:type="curve" draw:line-skew="0.219cm" svg:x1="22.285cm" svg:y1="4.745cm" svg:x2="15.499cm" svg:y2="8.767cm" draw:start-shape="id18" draw:start-glue-point="1" draw:end-shape="id8" draw:end-glue-point="13" svg:d="m22285 4745c0 3720-6786 1709-6786 4022">
          <text:p/>
        </draw:connector>
        <draw:polyline draw:style-name="gr12" draw:text-style-name="P1" xml:id="id24" draw:id="id24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12" draw:text-style-name="P1" xml:id="id19" draw:id="id19" draw:layer="layout" svg:width="1.269cm" svg:height="-0.001cm" draw:transform="rotate (-1.57079632679579) translate (20.685cm 7.985cm)" svg:viewBox="0 0 1270 0" draw:points="0,0 635,0 1270,0">
          <text:p/>
        </draw:polyline>
        <draw:polyline draw:style-name="gr12" draw:text-style-name="P1" xml:id="id21" draw:id="id21" draw:layer="layout" svg:width="1.269cm" svg:height="-0.001cm" draw:transform="rotate (-1.57079632679579) translate (20.685cm 9.89cm)" svg:viewBox="0 0 1270 0" draw:points="0,0 635,0 1270,0">
          <text:p/>
        </draw:polyline>
        <draw:custom-shape draw:style-name="gr1" draw:text-style-name="P2" xml:id="id20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svg:x1="20.685cm" svg:y1="10.525cm" svg:x2="16.875cm" svg:y2="10.207cm" draw:start-shape="id21" draw:start-glue-point="1" draw:end-shape="id8" svg:d="m20685 10525c-2989 0-1085-318-3810-318">
          <text:p/>
        </draw:connector>
        <draw:frame draw:style-name="gr16" draw:text-style-name="P5" draw:layer="layout" svg:width="1.167cm" svg:height="0.645cm" svg:x="12.509cm" svg:y="17.161cm">
          <draw:text-box>
            <text:p><text:span text:style-name="T1">CT2</text:span></text:p>
          </draw:text-box>
        </draw:frame>
        <draw:frame draw:style-name="gr16" draw:text-style-name="P5" draw:layer="layout" svg:width="0.93cm" svg:height="0.645cm" svg:x="11.311cm" svg:y="6.082cm">
          <draw:text-box>
            <text:p><text:span text:style-name="T1">P1</text:span></text:p>
          </draw:text-box>
        </draw:frame>
        <draw:frame draw:style-name="gr16" draw:text-style-name="P6" draw:layer="layout" svg:width="1.243cm" svg:height="0.645cm" svg:x="19.526cm" svg:y="14.971cm">
          <draw:text-box>
            <text:p><text:span text:style-name="T4">CM2</text:span></text:p>
          </draw:text-box>
        </draw:frame>
        <draw:frame draw:style-name="gr16" draw:text-style-name="P5" draw:layer="layout" svg:width="1.184cm" svg:height="0.645cm" svg:x="18.886cm" svg:y="10.517cm">
          <draw:text-box>
            <text:p><text:span text:style-name="T1">CK1</text:span></text:p>
          </draw:text-box>
        </draw:frame>
        <draw:frame draw:style-name="gr16" draw:text-style-name="P5" draw:layer="layout" svg:width="1.167cm" svg:height="0.645cm" svg:x="11.179cm" svg:y="18.1cm">
          <draw:text-box>
            <text:p><text:span text:style-name="T1">CT1</text:span></text:p>
          </draw:text-box>
        </draw:frame>
        <draw:frame draw:style-name="gr16" draw:text-style-name="P5" draw:layer="layout" svg:width="1.048cm" svg:height="0.645cm" svg:x="11.334cm" svg:y="7.987cm">
          <draw:text-box>
            <text:p><text:span text:style-name="T1">CI1</text:span></text:p>
          </draw:text-box>
        </draw:frame>
        <draw:frame draw:style-name="gr16" draw:text-style-name="P5" draw:layer="layout" svg:width="1.281cm" svg:height="0.645cm" svg:x="20.204cm" svg:y="9.246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20.039cm" svg:y="7.341cm">
          <draw:text-box>
            <text:p><text:span text:style-name="T1">CW1</text:span></text:p>
          </draw:text-box>
        </draw:frame>
        <draw:frame draw:style-name="gr16" draw:text-style-name="P5" draw:layer="layout" svg:width="1.205cm" svg:height="0.645cm" svg:x="21.523cm" svg:y="3.477cm">
          <draw:text-box>
            <text:p><text:span text:style-name="T1">CN1</text:span></text:p>
          </draw:text-box>
        </draw:frame>
        <draw:frame draw:style-name="gr16" draw:text-style-name="P5" draw:layer="layout" svg:width="1.184cm" svg:height="0.645cm" svg:x="16.875cm" svg:y="1.137cm">
          <draw:text-box>
            <text:p><text:span text:style-name="T1">CS1</text:span></text:p>
          </draw:text-box>
        </draw:frame>
        <draw:frame draw:style-name="gr16" draw:text-style-name="P5" draw:layer="layout" svg:width="0.93cm" svg:height="0.645cm" svg:x="14.335cm" svg:y="4.812cm">
          <draw:text-box>
            <text:p><text:span text:style-name="T1">P2</text:span></text:p>
          </draw:text-box>
        </draw:frame>
        <draw:frame draw:style-name="gr16" draw:text-style-name="P5" draw:layer="layout" svg:width="0.93cm" svg:height="0.645cm" svg:x="4.81cm" svg:y="14.336cm">
          <draw:text-box>
            <text:p><text:span text:style-name="T1">P3</text:span></text:p>
          </draw:text-box>
        </draw:frame>
        <draw:frame draw:style-name="gr16" draw:text-style-name="P5" draw:layer="layout" svg:width="0.93cm" svg:height="0.645cm" svg:x="16.58cm" svg:y="18.778cm">
          <draw:text-box>
            <text:p><text:span text:style-name="T1">P4</text:span></text:p>
          </draw:text-box>
        </draw:frame>
        <draw:frame draw:style-name="gr16" draw:text-style-name="P5" draw:layer="layout" svg:width="0.93cm" svg:height="0.645cm" svg:x="5.15cm" svg:y="18.772cm">
          <draw:text-box>
            <text:p><text:span text:style-name="T1">P5</text:span></text:p>
          </draw:text-box>
        </draw:frame>
        <draw:frame draw:style-name="gr17" draw:text-style-name="P7" draw:layer="layout" svg:width="8.787cm" svg:height="0.962cm" svg:x="1cm" svg:y="1cm">
          <draw:text-box>
            <text:p><text:span text:style-name="T5">MASCOT-Diagramm “CMC”</text:span></text:p>
          </draw:text-box>
        </draw:frame>
        <draw:connector draw:style-name="gr18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svg:x1="13.081cm" svg:y1="9.085cm" svg:x2="12.202cm" svg:y2="6.705cm" draw:start-shape="id8" draw:start-glue-point="5" draw:end-shape="id12" draw:end-glue-point="0" svg:d="m13081 9085c0-1654 1210-1103 1210-1992s-2089-1139-2089-388">
          <text:p/>
        </draw:connector>
        <draw:polyline draw:name="blah" draw:style-name="gr12" draw:text-style-name="P1" xml:id="id22" draw:id="id22" draw:layer="layout" svg:width="1.269cm" svg:height="-0.001cm" draw:transform="rotate (-1.57079632679579) translate (9.255cm 9.89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xml:id="id23" draw:id="id23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xml:id="id25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3 0 503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xml:id="id26" draw:id="id26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6" draw:text-style-name="P5" draw:layer="layout" svg:width="1.184cm" svg:height="0.645cm" svg:x="18.126cm" svg:y="11.797cm">
          <draw:text-box>
            <text:p><text:span text:style-name="T1">CK2</text:span></text:p>
          </draw:text-box>
        </draw:frame>
        <draw:custom-shape draw:style-name="gr1" draw:text-style-name="P2" xml:id="id28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243cm" svg:height="0.645cm" svg:x="17.496cm" svg:y="14.962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2 3226 1535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2-1321 355-1321-4275">
          <text:p/>
        </draw:connector>
        <draw:connector draw:style-name="gr11" draw:text-style-name="P1" draw:layer="layout" draw:type="curve" draw:line-skew="-1.161cm" svg:x1="23.783cm" svg:y1="19.043cm" svg:x2="17.545cm" svg:y2="15.605cm" draw:start-shape="id28" draw:start-glue-point="7" draw:end-shape="id29" draw:end-glue-point="0" svg:d="m23783 19043c0-432-6238 1287-6238-3438">
          <text:p/>
        </draw:connector>
        <draw:connector draw:style-name="gr11" draw:text-style-name="P1" draw:layer="layout" draw:type="curve" svg:x1="13.383cm" svg:y1="13.065cm" svg:x2="13.763cm" svg:y2="11.625cm" draw:start-shape="id30" draw:start-glue-point="4" draw:end-shape="id8" draw:end-glue-point="12" svg:d="m13383 13065c0-954 380-234 380-1440">
          <text:p/>
        </draw:connector>
        <draw:polyline draw:style-name="gr12" draw:text-style-name="P1" xml:id="id27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xml:id="id29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draw:line-skew="0cm -2.543cm -1.748cm" svg:x1="15.373cm" svg:y1="4.82cm" svg:x2="13.142cm" svg:y2="3.803cm" draw:start-shape="id31" draw:start-glue-point="0" draw:end-shape="id13" draw:end-glue-point="9" svg:d="m15373 4820c0-828-1038-552-1038-556s-1193 223-1193-461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2" draw:end-glue-point="0" svg:d="m13700 2905c1270 0 1905 843 1905 2530">
          <text:p/>
        </draw:connector>
        <draw:connector draw:style-name="gr11" draw:text-style-name="P1" draw:layer="layout" draw:type="curve" svg:x1="15.288cm" svg:y1="6.715cm" svg:x2="14.653cm" svg:y2="8.62cm" draw:start-shape="id33" draw:start-glue-point="8" draw:end-shape="id8" draw:end-glue-point="4" svg:d="m15288 6715c0 1428-635 476-635 1905">
          <text:p/>
        </draw:connector>
        <draw:frame draw:style-name="gr16" draw:text-style-name="P5" draw:layer="layout" svg:width="1.205cm" svg:height="0.645cm" svg:x="8.493cm" svg:y="9.246cm">
          <draw:text-box>
            <text:p><text:span text:style-name="T1">CU1</text:span></text:p>
          </draw:text-box>
        </draw:frame>
        <draw:frame draw:style-name="gr16" draw:text-style-name="P5" draw:layer="layout" svg:width="1.205cm" svg:height="0.645cm" svg:x="9.86cm" svg:y="10.526cm">
          <draw:text-box>
            <text:p><text:span text:style-name="T1">CU2</text:span></text:p>
          </draw:text-box>
        </draw:frame>
        <draw:frame draw:style-name="gr16" draw:text-style-name="P5" draw:layer="layout" svg:width="1.184cm" svg:height="0.645cm" svg:x="18.251cm" svg:y="6.071cm">
          <draw:text-box>
            <text:p><text:span text:style-name="T1">CS2</text:span></text:p>
          </draw:text-box>
        </draw:frame>
        <draw:frame draw:style-name="gr16" draw:text-style-name="P5" draw:layer="layout" svg:width="1.81cm" svg:height="0.645cm" svg:x="12.19cm" svg:y="17.509cm">
          <draw:text-box>
            <text:p><text:span text:style-name="T1">Interrupt</text:span></text:p>
          </draw:text-box>
        </draw:frame>
        <draw:polyline draw:style-name="gr12" draw:text-style-name="P1" xml:id="id34" draw:id="id34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4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4" draw:start-glue-point="0" draw:end-shape="id8" draw:end-glue-point="4" svg:d="m17545 6205c0 1942-2892 735-2892 2415">
          <text:p/>
        </draw:connector>
        <draw:frame draw:style-name="gr16" draw:text-style-name="P5" draw:layer="layout" svg:width="1.81cm" svg:height="0.645cm" svg:x="17.598cm" svg:y="5.438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xml:id="id35" draw:id="id35" draw:layer="layout" svg:width="1.269cm" svg:height="0cm" svg:x="15.31cm" svg:y="16.405cm" svg:viewBox="0 0 1270 0" draw:points="1270,0 635,0 0,0">
          <text:p/>
        </draw:polyline>
        <draw:frame draw:style-name="gr16" draw:text-style-name="P5" draw:layer="layout" svg:width="1.81cm" svg:height="0.645cm" svg:x="15.915cm" svg:y="15.662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5" draw:start-glue-point="0" draw:end-shape="id8" draw:end-glue-point="14" svg:d="m15945 16405c0-3589-472-1213-472-4754">
          <text:p/>
        </draw:connector>
        <draw:custom-shape draw:style-name="gr2" draw:text-style-name="P2" xml:id="id36" draw:id="id36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draw:type="curve" draw:line-skew="-0.481cm" svg:x1="15.945cm" svg:y1="16.405cm" svg:x2="15.92cm" svg:y2="17.606cm" draw:start-shape="id35" draw:start-glue-point="0" draw:end-shape="id36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7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7" draw:start-glue-point="1" draw:end-shape="id8" draw:end-glue-point="7" svg:d="m6715 14662c4244 0 6366-1110 6366-3332">
          <text:p/>
        </draw:connector>
        <draw:custom-shape draw:style-name="gr2" draw:text-style-name="P2" draw:layer="layout" svg:width="0.635cm" svg:height="0.635cm" svg:x="16.875cm" svg:y="17.51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635cm" svg:height="0.635cm" svg:x="14.335cm" svg:y="13.065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3cm" svg:y1="13.065cm" svg:x2="14.653cm" svg:y2="11.795cm" draw:start-shape="id38" draw:start-glue-point="4" draw:end-shape="id8" draw:end-glue-point="8" svg:d="m14653 13065v-1270">
          <text:p/>
        </draw:connector>
        <draw:custom-shape draw:style-name="gr2" draw:text-style-name="P2" xml:id="id39" draw:id="id39" draw:layer="layout" svg:width="0.635cm" svg:height="0.635cm" svg:x="2.905cm" svg:y="13.7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3.223cm" svg:y1="13.7cm" svg:x2="3.556cm" svg:y2="11.33cm" draw:start-shape="id39" draw:start-glue-point="4" draw:end-shape="id14" draw:end-glue-point="7" svg:d="m3223 13700c0-1429 333-245 333-2370">
          <text:p/>
        </draw:connector>
        <draw:connector draw:style-name="gr11" draw:text-style-name="P1" draw:layer="layout" draw:type="curve" svg:x1="5.762cm" svg:y1="14.345cm" svg:x2="3.887cm" svg:y2="16.922cm" draw:start-shape="id37" draw:start-glue-point="0" svg:d="m5762 14345c0-828-1875-2116-1875 2577">
          <text:p/>
        </draw:connector>
        <draw:custom-shape draw:style-name="gr2" draw:text-style-name="P2" draw:layer="layout" svg:width="0.635cm" svg:height="0.635cm" svg:x="3.54cm" svg:y="16.875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5.373cm" svg:y1="4.82cm" svg:x2="19.486cm" svg:y2="4.355cm" draw:start-shape="id31" draw:start-glue-point="0" svg:d="m15373 4820c0-828 4113-595 4113-465">
          <text:p/>
        </draw:connector>
        <draw:custom-shape draw:style-name="gr2" draw:text-style-name="P2" draw:layer="layout" svg:width="0.635cm" svg:height="0.635cm" svg:x="19.415cm" svg:y="4.17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635cm" svg:height="0.635cm" svg:x="14.97cm" svg:y="6.08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User Interface" draw:style-name="dp1" draw:master-page-name="Default">
        <draw:frame draw:style-name="gr20" draw:text-style-name="P4" xml:id="id45" draw:id="id45" draw:layer="layout" svg:width="1.905cm" svg:height="1.42cm" svg:x="3.54cm" svg:y="11.01cm">
          <draw:text-box>
            <text:p text:style-name="P8"><text:span text:style-name="T2">Knöpfe</text:span></text:p>
          </draw:text-box>
        </draw:frame>
        <draw:custom-shape draw:style-name="gr3" draw:text-style-name="P2" xml:id="id44" draw:id="id44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43" draw:id="id43" draw:layer="layout" svg:width="1.269cm" svg:height="-0.001cm" draw:transform="rotate (-1.57079632679579) translate (7.35cm 11.16cm)" svg:viewBox="0 0 1270 0" draw:points="0,0 635,0 1270,0">
          <text:p/>
        </draw:polyline>
        <draw:frame draw:style-name="gr21" draw:text-style-name="P4" xml:id="id42" draw:id="id42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40" draw:start-glue-point="6" draw:end-shape="id41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41" draw:start-glue-point="1" draw:end-shape="id42" svg:d="m7350 5445h-1905">
          <text:p/>
        </draw:connector>
        <draw:connector draw:style-name="gr11" draw:text-style-name="P1" draw:layer="layout" draw:type="curve" svg:x1="7.35cm" svg:y1="11.795cm" svg:x2="10.525cm" svg:y2="10.525cm" draw:start-shape="id43" draw:start-glue-point="1" draw:end-shape="id44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45" draw:start-glue-point="1" draw:end-shape="id43" draw:end-glue-point="1" svg:d="m5445 11720c1297 0 345 75 1905 75">
          <text:p/>
        </draw:connector>
        <draw:polyline draw:name="blah" draw:style-name="gr12" draw:text-style-name="P1" xml:id="id41" draw:id="id41" draw:layer="layout" svg:width="1.269cm" svg:height="-0.001cm" draw:transform="rotate (-1.57079632679579) translate (7.35cm 4.81cm)" svg:viewBox="0 0 1270 0" draw:points="0,0 635,0 1270,0">
          <svg:title>blah</svg:title>
          <svg:desc>blue</svg:desc>
          <text:p/>
        </draw:polyline>
        <draw:polyline draw:style-name="gr9" draw:text-style-name="P1" xml:id="id50" draw:id="id50" draw:layer="layout" svg:width="2.007cm" svg:height="1.204cm" draw:transform="rotate (-0.321664181143681) translate (10.7154012867294cm 15.0336316413802cm)" svg:viewBox="0 0 2008 1205" draw:points="0,602 201,1205 1153,887 2008,602 1807,0">
          <text:p/>
        </draw:polyline>
        <draw:connector draw:style-name="gr11" draw:text-style-name="P1" draw:layer="layout" draw:type="curve" draw:line-skew="-2.803cm" svg:x1="18.462cm" svg:y1="6.08cm" svg:x2="13.939cm" svg:y2="9.626cm" draw:start-shape="id46" draw:start-glue-point="2" draw:end-shape="id44" draw:end-glue-point="11" svg:d="m18462 6080c0-1785-4523-3558-4523 3546">
          <text:p/>
        </draw:connector>
        <draw:frame draw:style-name="gr16" draw:text-style-name="P5" draw:layer="layout" svg:width="0.93cm" svg:height="0.645cm" svg:x="18.485cm" svg:y="5.446cm">
          <draw:text-box>
            <text:p><text:span text:style-name="T1">P1</text:span></text:p>
          </draw:text-box>
        </draw:frame>
        <draw:frame draw:style-name="gr16" draw:text-style-name="P5" draw:layer="layout" svg:width="1.205cm" svg:height="0.645cm" svg:x="6.685cm" svg:y="10.516cm">
          <draw:text-box>
            <text:p><text:span text:style-name="T1">CU3</text:span></text:p>
          </draw:text-box>
        </draw:frame>
        <draw:frame draw:style-name="gr16" draw:text-style-name="P5" draw:layer="layout" svg:width="1.205cm" svg:height="0.645cm" svg:x="6.672cm" svg:y="4.166cm">
          <draw:text-box>
            <text:p><text:span text:style-name="T1">CU4</text:span></text:p>
          </draw:text-box>
        </draw:frame>
        <draw:frame draw:style-name="gr16" draw:text-style-name="P5" draw:layer="layout" svg:width="0.93cm" svg:height="0.645cm" svg:x="9.255cm" svg:y="15.603cm">
          <draw:text-box>
            <text:p><text:span text:style-name="T1">P3</text:span></text:p>
          </draw:text-box>
        </draw:frame>
        <draw:polyline draw:name="blah" draw:style-name="gr12" draw:text-style-name="P1" xml:id="id49" draw:id="id49" draw:layer="layout" svg:width="1.269cm" svg:height="-0.001cm" draw:transform="rotate (-1.57079632679579) translate (19.353cm 9.201cm)" svg:viewBox="0 0 1270 0" draw:points="0,0 635,0 1270,0">
          <svg:title>blah</svg:title>
          <svg:desc>blue</svg:desc>
          <text:p/>
        </draw:polyline>
        <draw:polyline draw:name="blah" draw:style-name="gr12" draw:text-style-name="P1" xml:id="id47" draw:id="id47" draw:layer="layout" svg:width="1.269cm" svg:height="-0.001cm" draw:transform="rotate (-1.57079632679579) translate (19.415cm 11.795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44" draw:start-glue-point="9" draw:end-shape="id47" draw:end-glue-point="1" svg:d="m13939 11423c0 672 1825 1007 5476 1007">
          <text:p/>
        </draw:connector>
        <draw:frame draw:style-name="gr16" draw:text-style-name="P5" draw:layer="layout" svg:width="1.205cm" svg:height="0.645cm" svg:x="18.788cm" svg:y="8.621cm">
          <draw:text-box>
            <text:p><text:span text:style-name="T1">CU1</text:span></text:p>
          </draw:text-box>
        </draw:frame>
        <draw:frame draw:style-name="gr17" draw:text-style-name="P7" draw:layer="layout" svg:width="9.908cm" svg:height="0.962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xml:id="id46" draw:id="id46" draw:layer="layout" svg:width="2.007cm" svg:height="1.204cm" draw:transform="rotate (-0.321664181143681) translate (17.7004012867294cm 4.87363164138024cm)" svg:viewBox="0 0 2008 1205" draw:points="0,602 201,1205 1153,887 2008,602 1807,0">
          <text:p/>
        </draw:polyline>
        <draw:custom-shape draw:style-name="gr3" draw:text-style-name="P2" xml:id="id40" draw:id="id40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48" draw:start-glue-point="0" draw:end-shape="id40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49" draw:start-glue-point="1" draw:end-shape="id44" draw:end-glue-point="10" svg:d="m19353 9836c-3753 0-1339 689-4829 689">
          <text:p/>
        </draw:connector>
        <draw:frame draw:style-name="gr16" draw:text-style-name="P5" draw:layer="layout" svg:width="1.205cm" svg:height="0.645cm" svg:x="18.653cm" svg:y="11.161cm">
          <draw:text-box>
            <text:p><text:span text:style-name="T1">CU2</text:span></text:p>
          </draw:text-box>
        </draw:frame>
        <draw:polyline draw:style-name="gr12" draw:text-style-name="P1" xml:id="id48" draw:id="id48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44" draw:start-glue-point="4" draw:end-shape="id48" draw:end-glue-point="0" svg:d="m12525 9255c0-822-730-187-730-1270">
          <text:p/>
        </draw:connector>
        <draw:frame draw:style-name="gr16" draw:text-style-name="P5" draw:layer="layout" svg:width="1.205cm" svg:height="0.645cm" svg:x="9.955cm" svg:y="7.351cm">
          <draw:text-box>
            <text:p><text:span text:style-name="T1">CU5</text:span></text:p>
          </draw:text-box>
        </draw:frame>
        <draw:connector draw:style-name="gr11" draw:text-style-name="P1" draw:layer="layout" draw:type="curve" svg:x1="11.477cm" svg:y1="15.605cm" svg:x2="12.525cm" svg:y2="11.794cm" draw:start-shape="id50" draw:start-glue-point="0" draw:end-shape="id44" draw:end-glue-point="8" svg:d="m11477 15605c0-2896 1048-991 1048-3811">
          <text:p/>
        </draw:connector>
        <draw:frame draw:style-name="gr8" draw:text-style-name="P2" draw:layer="layout" svg:width="3.81cm" svg:height="0.645cm" svg:x="10.525cm" svg:y="16.24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5cm" svg:x="16.875cm" svg:y="6.08cm">
          <draw:text-box>
            <text:p text:style-name="P1"><text:span text:style-name="T1">Statistikdaten</text:span></text:p>
          </draw:text-box>
        </draw:frame>
        <draw:connector draw:style-name="gr11" draw:text-style-name="P1" draw:layer="layout" draw:type="curve" svg:x1="11.11cm" svg:y1="11.423cm" svg:x2="10.832cm" svg:y2="15.847cm" draw:start-shape="id44" draw:start-glue-point="7" svg:d="m11110 11423c0 3972-278 1760-278 4424">
          <text:p/>
        </draw:connector>
        <draw:custom-shape draw:style-name="gr2" draw:text-style-name="P2" xml:id="id51" draw:id="id51" draw:layer="layout" svg:width="0.635cm" svg:height="0.635cm" svg:x="14.336cm" svg:y="13.066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4cm" svg:y1="13.066cm" svg:x2="13.939cm" svg:y2="11.423cm" draw:start-shape="id51" draw:start-glue-point="4" draw:end-shape="id44" draw:end-glue-point="9" svg:d="m14654 13066c0-955-715-134-715-1643">
          <text:p/>
        </draw:connector>
        <draw:connector draw:style-name="gr11" draw:text-style-name="P1" draw:layer="layout" draw:type="curve" svg:x1="11.477cm" svg:y1="15.605cm" svg:x2="15.021cm" svg:y2="15.158cm" draw:start-shape="id50" draw:start-glue-point="0" svg:d="m11477 15605c0-828 3544-604 3544-447">
          <text:p/>
        </draw:connector>
        <draw:custom-shape draw:style-name="gr2" draw:text-style-name="P2" draw:layer="layout" svg:width="0.635cm" svg:height="0.635cm" svg:x="14.97cm" svg:y="14.97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Wasserzufuhr" draw:style-name="dp1" draw:master-page-name="Default">
        <draw:frame draw:style-name="gr22" draw:text-style-name="P9" xml:id="id56" draw:id="id56" draw:layer="layout" svg:width="3.175cm" svg:height="0.645cm" svg:x="16.875cm" svg:y="6.716cm">
          <draw:text-box>
            <text:p text:style-name="P3"><text:span text:style-name="T2">Wasserpumpe</text:span></text:p>
          </draw:text-box>
        </draw:frame>
        <draw:polyline draw:style-name="gr12" draw:text-style-name="P1" xml:id="id52" draw:id="id52" draw:layer="layout" svg:width="1.269cm" svg:height="-0.001cm" draw:transform="rotate (-1.57079632679579) translate (5.36cm 6.714cm)" svg:viewBox="0 0 1270 0" draw:points="0,0 635,0 1270,0">
          <text:p/>
        </draw:polyline>
        <draw:polyline draw:style-name="gr12" draw:text-style-name="P1" xml:id="id54" draw:id="id54" draw:layer="layout" svg:width="1.269cm" svg:height="-0.001cm" draw:transform="rotate (-1.57079632679579) translate (5.445cm 9.889cm)" svg:viewBox="0 0 1270 0" draw:points="0,0 635,0 1270,0">
          <text:p/>
        </draw:polyline>
        <draw:polyline draw:style-name="gr12" draw:text-style-name="P1" xml:id="id58" draw:id="id58" draw:layer="layout" svg:width="1.269cm" svg:height="-0.001cm" draw:transform="rotate (-1.57079632679579) translate (14.97cm 9.255cm)" svg:viewBox="0 0 1270 0" draw:points="0,0 635,0 1270,0">
          <text:p/>
        </draw:polyline>
        <draw:polyline draw:style-name="gr12" draw:text-style-name="P1" xml:id="id59" draw:id="id59" draw:layer="layout" svg:width="1.269cm" svg:height="-0.001cm" draw:transform="rotate (-1.57079632679579) translate (14.335cm 11.795cm)" svg:viewBox="0 0 1270 0" draw:points="0,0 635,0 1270,0">
          <text:p/>
        </draw:polyline>
        <draw:polyline draw:style-name="gr12" draw:text-style-name="P1" xml:id="id62" draw:id="id62" draw:layer="layout" svg:width="1.269cm" svg:height="-0.001cm" draw:transform="rotate (-1.57079632679579) translate (14.335cm 14.335cm)" svg:viewBox="0 0 1270 0" draw:points="0,0 635,0 1270,0">
          <text:p/>
        </draw:polyline>
        <draw:polyline draw:style-name="gr12" draw:text-style-name="P1" xml:id="id55" draw:id="id55" draw:layer="layout" svg:width="1.269cm" svg:height="-0.001cm" draw:transform="rotate (-1.57079632679579) translate (14.97cm 6.725cm)" svg:viewBox="0 0 1270 0" draw:points="0,0 635,0 1270,0">
          <text:p/>
        </draw:polyline>
        <draw:custom-shape draw:style-name="gr2" draw:text-style-name="P2" xml:id="id53" draw:id="id53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52" draw:start-glue-point="1" draw:end-shape="id53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53" draw:end-shape="id54" draw:end-glue-point="1" svg:d="m8620 8620c-2250 0-663 1904-3175 1904">
          <text:p/>
        </draw:connector>
        <draw:frame draw:style-name="gr23" draw:text-style-name="P9" xml:id="id57" draw:id="id57" draw:layer="layout" svg:width="3.175cm" svg:height="1.039cm" svg:x="16.875cm" svg:y="9.486cm">
          <draw:text-box>
            <text:p text:style-name="P3"><text:span text:style-name="T2">Durchfluss-messer</text:span></text:p>
          </draw:text-box>
        </draw:frame>
        <draw:frame draw:style-name="gr24" draw:text-style-name="P9" xml:id="id60" draw:id="id60" draw:layer="layout" svg:width="3.175cm" svg:height="1.039cm" svg:x="16.875cm" svg:y="12.661cm">
          <draw:text-box>
            <text:p text:style-name="P3"><text:span text:style-name="T2">Durchlauf-erhitzer</text:span></text:p>
          </draw:text-box>
        </draw:frame>
        <draw:frame draw:style-name="gr25" draw:text-style-name="P9" xml:id="id61" draw:id="id61" draw:layer="layout" svg:width="3.175cm" svg:height="2.309cm" svg:x="16.875cm" svg:y="14.97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55" draw:start-glue-point="1" draw:end-shape="id56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53" draw:start-glue-point="11" draw:end-shape="id55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57" draw:start-glue-point="3" draw:end-shape="id58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58" draw:start-glue-point="1" draw:end-shape="id53" svg:d="m14970 9890c-2035 0-766-1270-2540-1270">
          <text:p/>
        </draw:connector>
        <draw:connector draw:style-name="gr11" draw:text-style-name="P1" draw:layer="layout" draw:type="curve" draw:line-skew="1.325cm" svg:x1="11.872cm" svg:y1="9.518cm" svg:x2="14.335cm" svg:y2="12.43cm" draw:start-shape="id53" draw:start-glue-point="9" draw:end-shape="id59" draw:end-glue-point="1" svg:d="m11872 9518c0 3964 2463 2509 2463 2912">
          <text:p/>
        </draw:connector>
        <draw:connector draw:style-name="gr11" draw:text-style-name="P1" draw:layer="layout" draw:type="curve" svg:x1="14.335cm" svg:y1="12.43cm" svg:x2="16.875cm" svg:y2="13.18cm" draw:start-shape="id59" draw:start-glue-point="1" draw:end-shape="id60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61" draw:start-glue-point="3" draw:end-shape="id62" draw:end-glue-point="1" svg:d="m16875 16124c-1773 0-503-1154-2540-1154">
          <text:p/>
        </draw:connector>
        <draw:connector draw:style-name="gr11" draw:text-style-name="P1" draw:layer="layout" draw:type="curve" draw:line-skew="2.147cm" svg:x1="14.335cm" svg:y1="14.97cm" svg:x2="10.525cm" svg:y2="9.89cm" draw:start-shape="id62" draw:start-glue-point="1" draw:end-shape="id53" draw:end-glue-point="8" svg:d="m14335 14970c0-1074-3810 1466-3810-5080">
          <text:p/>
        </draw:connector>
        <draw:frame draw:style-name="gr16" draw:text-style-name="P5" draw:layer="layout" svg:width="1.281cm" svg:height="0.645cm" svg:x="14.335cm" svg:y="6.081cm">
          <draw:text-box>
            <text:p><text:span text:style-name="T1">CW4</text:span></text:p>
          </draw:text-box>
        </draw:frame>
        <draw:frame draw:style-name="gr16" draw:text-style-name="P5" draw:layer="layout" svg:width="1.281cm" svg:height="0.645cm" svg:x="4.772cm" svg:y="9.256cm">
          <draw:text-box>
            <text:p><text:span text:style-name="T1">CW2</text:span></text:p>
          </draw:text-box>
        </draw:frame>
        <draw:frame draw:style-name="gr16" draw:text-style-name="P5" draw:layer="layout" svg:width="1.281cm" svg:height="0.645cm" svg:x="13.535cm" svg:y="11.151cm">
          <draw:text-box>
            <text:p><text:span text:style-name="T1">CW6</text:span></text:p>
          </draw:text-box>
        </draw:frame>
        <draw:frame draw:style-name="gr16" draw:text-style-name="P5" draw:layer="layout" svg:width="1.281cm" svg:height="0.645cm" svg:x="13.535cm" svg:y="13.691cm">
          <draw:text-box>
            <text:p><text:span text:style-name="T1">CW7</text:span></text:p>
          </draw:text-box>
        </draw:frame>
        <draw:frame draw:style-name="gr16" draw:text-style-name="P5" draw:layer="layout" svg:width="1.281cm" svg:height="0.645cm" svg:x="4.645cm" svg:y="6.081cm">
          <draw:text-box>
            <text:p><text:span text:style-name="T1">CW1</text:span></text:p>
          </draw:text-box>
        </draw:frame>
        <draw:frame draw:style-name="gr16" draw:text-style-name="P5" draw:layer="layout" svg:width="1.281cm" svg:height="0.645cm" svg:x="14.324cm" svg:y="8.611cm">
          <draw:text-box>
            <text:p><text:span text:style-name="T1">CW5</text:span></text:p>
          </draw:text-box>
        </draw:frame>
        <draw:frame draw:style-name="gr26" draw:text-style-name="P9" xml:id="id63" draw:id="id63" draw:layer="layout" svg:width="3.175cm" svg:height="2.076cm" svg:x="16.875cm" svg:y="3.45cm">
          <draw:text-box>
            <text:p text:style-name="P3"><text:span text:style-name="T2">Wassersensor</text:span></text:p>
          </draw:text-box>
        </draw:frame>
        <draw:polyline draw:style-name="gr12" draw:text-style-name="P1" xml:id="id64" draw:id="id64" draw:layer="layout" svg:width="1.269cm" svg:height="-0.001cm" draw:transform="rotate (-1.57079632679579) translate (14.335cm 4.175cm)" svg:viewBox="0 0 1270 0" draw:points="0,0 635,0 1270,0">
          <text:p/>
        </draw:polyline>
        <draw:connector draw:style-name="gr11" draw:text-style-name="P1" draw:layer="layout" draw:type="curve" svg:x1="16.875cm" svg:y1="4.487cm" svg:x2="14.335cm" svg:y2="4.81cm" draw:start-shape="id63" draw:start-glue-point="3" draw:end-shape="id64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64" draw:start-glue-point="1" draw:end-shape="id53" draw:end-glue-point="4" svg:d="m14335 4810c0 1185-3810-85-3810 2540">
          <text:p/>
        </draw:connector>
        <draw:frame draw:style-name="gr16" draw:text-style-name="P5" draw:layer="layout" svg:width="1.281cm" svg:height="0.645cm" svg:x="13.757cm" svg:y="3.531cm">
          <draw:text-box>
            <text:p><text:span text:style-name="T1">CW3</text:span></text:p>
          </draw:text-box>
        </draw:frame>
        <draw:frame draw:style-name="gr16" draw:text-style-name="P5" draw:layer="layout" svg:width="1.81cm" svg:height="0.645cm" svg:x="15.065cm" svg:y="3.541cm">
          <draw:text-box>
            <text:p><text:span text:style-name="T1">Interrupt</text:span></text:p>
          </draw:text-box>
        </draw:frame>
        <draw:custom-shape draw:style-name="gr2" draw:text-style-name="P2" xml:id="id65" draw:id="id65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53" draw:start-glue-point="7" draw:end-shape="id65" draw:end-glue-point="4" svg:d="m9178 9518c0 3415-1510 1325-1510 4182">
          <text:p/>
        </draw:connector>
        <draw:frame draw:style-name="gr17" draw:text-style-name="P7" draw:layer="layout" svg:width="9.853cm" svg:height="0.962cm" svg:x="1cm" svg:y="1.001cm">
          <draw:text-box>
            <text:p><text:span text:style-name="T5">CMC Wasserzufuhr Subsystem</text:span></text:p>
          </draw:text-box>
        </draw:frame>
        <draw:custom-shape draw:style-name="gr2" draw:text-style-name="P2" xml:id="id66" draw:id="id66" draw:layer="layout" svg:width="0.635cm" svg:height="0.635cm" svg:x="9.255cm" svg:y="12.4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573cm" svg:y1="12.43cm" svg:x2="10.525cm" svg:y2="9.89cm" draw:start-shape="id66" draw:start-glue-point="4" draw:end-shape="id53" svg:d="m9573 12430c0-1905 952-635 952-2540">
          <text:p/>
        </draw:connector>
      </draw:page>
      <draw:page draw:name="Kaffee-Mahlwerk" draw:style-name="dp1" draw:master-page-name="Standard">
        <draw:frame draw:style-name="gr17" draw:text-style-name="P10" draw:layer="layout" svg:width="10.721cm" svg:height="0.962cm" svg:x="1cm" svg:y="1.001cm">
          <draw:text-box>
            <text:p><text:span text:style-name="T6">CMC Kaffee-Mahlwerk Subsystem</text:span></text:p>
          </draw:text-box>
        </draw:frame>
        <draw:frame draw:style-name="gr27" draw:text-style-name="P9" xml:id="id76" draw:id="id76" draw:layer="layout" svg:width="5.675cm" svg:height="1.269cm" svg:x="17.325cm" svg:y="16.731cm">
          <draw:text-box>
            <text:p text:style-name="P3"><text:span text:style-name="T2">Kaffeebohnen-Sensor</text:span></text:p>
          </draw:text-box>
        </draw:frame>
        <draw:frame draw:style-name="gr28" draw:text-style-name="P9" xml:id="id78" draw:id="id78" draw:layer="layout" svg:width="5.675cm" svg:height="1.269cm" svg:x="12.525cm" svg:y="5.9cm">
          <draw:text-box>
            <text:p text:style-name="P3"><text:span text:style-name="T2">Kaffee-Kuchen-Auswerfer</text:span></text:p>
          </draw:text-box>
        </draw:frame>
        <draw:frame draw:style-name="gr29" draw:text-style-name="P9" xml:id="id71" draw:id="id71" draw:layer="layout" svg:width="5.675cm" svg:height="1.269cm" svg:x="12.525cm" svg:y="7.431cm">
          <draw:text-box>
            <text:p text:style-name="P3"><text:span text:style-name="T2">Kaffee-Kuchen-Sensor</text:span></text:p>
          </draw:text-box>
        </draw:frame>
        <draw:custom-shape draw:style-name="gr2" draw:text-style-name="P2" xml:id="id68" draw:id="id68" draw:layer="layout" svg:width="2.54cm" svg:height="1.27cm" svg:x="3.7cm" svg:y="4.83cm">
          <text:p text:style-name="P1"><text:span text:style-name="T1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67" draw:id="id67" draw:layer="layout" svg:width="1.269cm" svg:height="-0.001cm" draw:transform="rotate (-1.57079632679579) translate (2cm 3.73cm)" svg:viewBox="0 0 1270 0" draw:points="0,0 635,0 1270,0">
          <text:p/>
        </draw:polyline>
        <draw:polyline draw:style-name="gr12" draw:text-style-name="P1" xml:id="id74" draw:id="id74" draw:layer="layout" svg:width="1.269cm" svg:height="-0.001cm" draw:transform="rotate (-1.57079632679579) translate (15.5cm 16.7cm)" svg:viewBox="0 0 1270 0" draw:points="0,0 635,0 1270,0">
          <text:p/>
        </draw:polyline>
        <draw:polyline draw:style-name="gr12" draw:text-style-name="P1" xml:id="id70" draw:id="id70" draw:layer="layout" svg:width="1.269cm" svg:height="-0.001cm" draw:transform="rotate (-1.57079632679579) translate (10.7cm 8cm)" svg:viewBox="0 0 1270 0" draw:points="0,0 635,0 1270,0">
          <text:p/>
        </draw:polyline>
        <draw:custom-shape draw:style-name="gr2" draw:text-style-name="P2" xml:id="id85" draw:id="id85" draw:layer="layout" svg:width="0.635cm" svg:height="0.635cm" svg:x="6.665cm" svg:y="14.5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184cm" svg:height="0.645cm" svg:x="1.348cm" svg:y="3.158cm">
          <draw:text-box>
            <text:p><text:span text:style-name="T1">CK1</text:span></text:p>
          </draw:text-box>
        </draw:frame>
        <draw:polyline draw:style-name="gr12" draw:text-style-name="P1" xml:id="id69" draw:id="id69" draw:layer="layout" svg:width="1.269cm" svg:height="-0.001cm" draw:transform="rotate (-1.57079632679579) translate (2cm 6cm)" svg:viewBox="0 0 1270 0" draw:points="0,0 635,0 1270,0">
          <text:p/>
        </draw:polyline>
        <draw:connector draw:style-name="gr11" draw:text-style-name="P1" draw:layer="layout" draw:type="curve" svg:x1="2cm" svg:y1="4.365cm" svg:x2="4.072cm" svg:y2="5.016cm" draw:start-shape="id67" draw:start-glue-point="1" draw:end-shape="id68" draw:end-glue-point="5" svg:d="m2000 4365c0-1723 2072-2049 2072 651">
          <text:p/>
        </draw:connector>
        <draw:connector draw:style-name="gr11" draw:text-style-name="P1" draw:layer="layout" draw:type="curve" svg:x1="4.072cm" svg:y1="5.914cm" svg:x2="2cm" svg:y2="6.635cm" draw:start-shape="id68" draw:start-glue-point="7" draw:end-shape="id69" draw:end-glue-point="1" svg:d="m4072 5914c0 481-690 721-2072 721">
          <text:p/>
        </draw:connector>
        <draw:frame draw:style-name="gr16" draw:text-style-name="P5" draw:layer="layout" svg:width="1.184cm" svg:height="0.645cm" svg:x="1.336cm" svg:y="5.458cm">
          <draw:text-box>
            <text:p><text:span text:style-name="T1">CK2</text:span></text:p>
          </draw:text-box>
        </draw:frame>
        <draw:connector draw:style-name="gr11" draw:text-style-name="P1" draw:layer="layout" draw:type="curve" svg:x1="10.7cm" svg:y1="8.635cm" svg:x2="5.868cm" svg:y2="5.914cm" draw:start-shape="id70" draw:start-glue-point="1" draw:end-shape="id68" draw:end-glue-point="9" svg:d="m10700 8635c0-2386-4832-1026-4832-2721">
          <text:p/>
        </draw:connector>
        <draw:connector draw:style-name="gr11" draw:text-style-name="P1" draw:layer="layout" draw:type="curve" svg:x1="12.525cm" svg:y1="8.065cm" svg:x2="10.7cm" svg:y2="8.635cm" draw:start-shape="id71" draw:start-glue-point="3" draw:end-shape="id70" draw:end-glue-point="1" svg:d="m12525 8065c-1237 0-325 570-1825 570">
          <text:p/>
        </draw:connector>
        <draw:frame draw:style-name="gr16" draw:text-style-name="P5" draw:layer="layout" svg:width="1.184cm" svg:height="0.645cm" svg:x="9.481cm" svg:y="7.658cm">
          <draw:text-box>
            <text:p><text:span text:style-name="T1">CK4</text:span></text:p>
          </draw:text-box>
        </draw:frame>
        <draw:polyline draw:style-name="gr12" draw:text-style-name="P1" xml:id="id77" draw:id="id77" draw:layer="layout" svg:width="1.269cm" svg:height="-0.001cm" draw:transform="rotate (-1.57079632679579) translate (10.7cm 4.5cm)" svg:viewBox="0 0 1270 0" draw:points="0,0 635,0 1270,0">
          <text:p/>
        </draw:polyline>
        <draw:polyline draw:style-name="gr12" draw:text-style-name="P1" xml:id="id72" draw:id="id72" draw:layer="layout" svg:width="1.269cm" svg:height="-0.001cm" draw:transform="rotate (-1.57079632679579) translate (17.7cm 11.7cm)" svg:viewBox="0 0 1270 0" draw:points="0,0 635,0 1270,0">
          <text:p/>
        </draw:polyline>
        <draw:connector draw:style-name="gr11" draw:text-style-name="P1" draw:layer="layout" draw:type="curve" svg:x1="17.7cm" svg:y1="12.335cm" svg:x2="19.626cm" svg:y2="12.366cm" draw:start-shape="id72" draw:start-glue-point="1" draw:end-shape="id73" draw:end-glue-point="3" svg:d="m17700 12335c1576 0 614 31 1926 31">
          <text:p/>
        </draw:connector>
        <draw:connector draw:style-name="gr11" draw:text-style-name="P1" draw:layer="layout" draw:type="curve" svg:x1="15.5cm" svg:y1="17.335cm" svg:x2="14.2cm" svg:y2="17.335cm" draw:start-shape="id74" draw:start-glue-point="1" draw:end-shape="id75" svg:d="m15500 17335h-1300">
          <text:p/>
        </draw:connector>
        <draw:connector draw:style-name="gr11" draw:text-style-name="P1" draw:layer="layout" draw:type="curve" svg:x1="17.325cm" svg:y1="17.365cm" svg:x2="15.5cm" svg:y2="17.335cm" draw:start-shape="id76" draw:start-glue-point="3" draw:end-shape="id74" draw:end-glue-point="1" svg:d="m17325 17365c-1237 0-325-30-1825-30">
          <text:p/>
        </draw:connector>
        <draw:polyline draw:style-name="gr12" draw:text-style-name="P1" xml:id="id79" draw:id="id79" draw:layer="layout" svg:width="1.269cm" svg:height="-0.001cm" draw:transform="rotate (-1.57079632679579) translate (10.7cm 6.23cm)" svg:viewBox="0 0 1270 0" draw:points="0,0 635,0 1270,0">
          <text:p/>
        </draw:polyline>
        <draw:connector draw:style-name="gr11" draw:text-style-name="P1" draw:layer="layout" draw:type="curve" svg:x1="10.7cm" svg:y1="5.135cm" svg:x2="12.525cm" svg:y2="6.534cm" draw:start-shape="id77" draw:start-glue-point="1" draw:end-shape="id78" draw:end-glue-point="3" svg:d="m10700 5135c1500 0 588 1399 1825 1399">
          <text:p/>
        </draw:connector>
        <draw:connector draw:style-name="gr11" draw:text-style-name="P1" draw:layer="layout" draw:type="curve" draw:line-skew="-0.189cm" svg:x1="6.24cm" svg:y1="5.465cm" svg:x2="10.7cm" svg:y2="5.135cm" draw:start-shape="id68" draw:start-glue-point="10" draw:end-shape="id77" draw:end-glue-point="1" svg:d="m6240 5465c2931 0 701-330 4460-330">
          <text:p/>
        </draw:connector>
        <draw:connector draw:style-name="gr11" draw:text-style-name="P1" draw:layer="layout" draw:type="curve" svg:x1="10.7cm" svg:y1="6.865cm" svg:x2="5.868cm" svg:y2="5.914cm" draw:start-shape="id79" draw:start-glue-point="1" draw:end-shape="id68" draw:end-glue-point="9" svg:d="m10700 6865c-3222 0-4832-317-4832-951">
          <text:p/>
        </draw:connector>
        <draw:connector draw:style-name="gr11" draw:text-style-name="P1" draw:layer="layout" draw:type="curve" draw:line-skew="0.098cm" svg:x1="12.525cm" svg:y1="6.534cm" svg:x2="10.7cm" svg:y2="6.865cm" draw:start-shape="id78" draw:start-glue-point="3" draw:end-shape="id79" draw:end-glue-point="1" svg:d="m12525 6534c-1090 0-178 331-1825 331">
          <text:p/>
        </draw:connector>
        <draw:frame draw:style-name="gr16" draw:text-style-name="P5" draw:layer="layout" svg:width="1.184cm" svg:height="0.645cm" svg:x="14.981cm" svg:y="11.458cm">
          <draw:text-box>
            <text:p><text:span text:style-name="T1">CK9</text:span></text:p>
          </draw:text-box>
        </draw:frame>
        <draw:frame draw:style-name="gr16" draw:text-style-name="P5" draw:layer="layout" svg:width="1.184cm" svg:height="0.645cm" svg:x="14.336cm" svg:y="16.458cm">
          <draw:text-box>
            <text:p><text:span text:style-name="T1">CK8</text:span></text:p>
          </draw:text-box>
        </draw:frame>
        <draw:frame draw:style-name="gr16" draw:text-style-name="P5" draw:layer="layout" svg:width="1.184cm" svg:height="0.645cm" svg:x="9.581cm" svg:y="4.198cm">
          <draw:text-box>
            <text:p><text:span text:style-name="T1">CK5</text:span></text:p>
          </draw:text-box>
        </draw:frame>
        <draw:frame draw:style-name="gr16" draw:text-style-name="P5" draw:layer="layout" svg:width="1.184cm" svg:height="0.645cm" svg:x="9.536cm" svg:y="5.958cm">
          <draw:text-box>
            <text:p><text:span text:style-name="T1">CK6</text:span></text:p>
          </draw:text-box>
        </draw:frame>
        <draw:custom-shape draw:style-name="gr2" draw:text-style-name="P2" xml:id="id81" draw:id="id81" draw:layer="layout" svg:width="2.54cm" svg:height="1.27cm" svg:x="6.66cm" svg:y="12.63cm">
          <text:p text:style-name="P1"><text:span text:style-name="T1">Kaffeepulver-</text:span><text:span text:style-name="T1"><text:line-break/></text:span><text:span text:style-name="T1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80" draw:id="id80" draw:layer="layout" svg:width="1.269cm" svg:height="-0.001cm" draw:transform="rotate (-1.57079632679579) translate (10.7cm 14.5cm)" svg:viewBox="0 0 1270 0" draw:points="0,0 635,0 1270,0">
          <text:p/>
        </draw:polyline>
        <draw:connector draw:style-name="gr11" draw:text-style-name="P1" draw:layer="layout" draw:type="curve" svg:x1="10.7cm" svg:y1="15.135cm" svg:x2="8.828cm" svg:y2="13.714cm" draw:start-shape="id80" draw:start-glue-point="1" draw:end-shape="id81" draw:end-glue-point="9" svg:d="m10700 15135c-1248 0-1872-473-1872-1421">
          <text:p/>
        </draw:connector>
        <draw:connector draw:style-name="gr11" draw:text-style-name="P1" draw:layer="layout" draw:type="curve" svg:x1="12.525cm" svg:y1="15.134cm" svg:x2="10.7cm" svg:y2="15.135cm" draw:start-shape="id82" draw:start-glue-point="3" draw:end-shape="id80" draw:end-glue-point="1" svg:d="m12525 15134c-1237 0-325 1-1825 1">
          <text:p/>
        </draw:connector>
        <draw:polyline draw:style-name="gr12" draw:text-style-name="P1" xml:id="id83" draw:id="id83" draw:layer="layout" svg:width="1.269cm" svg:height="-0.001cm" draw:transform="rotate (-1.57079632679579) translate (5.8cm 12.43cm)" svg:viewBox="0 0 1270 0" draw:points="0,0 635,0 1270,0">
          <text:p/>
        </draw:polyline>
        <draw:polyline draw:style-name="gr12" draw:text-style-name="P1" xml:id="id86" draw:id="id86" draw:layer="layout" svg:width="1.269cm" svg:height="-0.001cm" draw:transform="rotate (-1.57079632679579) translate (6.8cm 10.63cm)" svg:viewBox="0 0 1270 0" draw:points="0,0 635,0 1270,0">
          <text:p/>
        </draw:polyline>
        <draw:connector draw:style-name="gr11" draw:text-style-name="P1" draw:layer="layout" draw:type="curve" draw:line-skew="3.305cm" svg:x1="5.8cm" svg:y1="13.065cm" svg:x2="4.97cm" svg:y2="6.1cm" draw:start-shape="id83" draw:start-glue-point="1" draw:end-shape="id68" svg:d="m5800 13065c0-751-830 2731-830-6965">
          <text:p/>
        </draw:connector>
        <draw:frame draw:style-name="gr16" draw:text-style-name="P5" draw:layer="layout" svg:width="1.184cm" svg:height="0.645cm" svg:x="9.536cm" svg:y="14.158cm">
          <draw:text-box>
            <text:p><text:span text:style-name="T1">CK3</text:span></text:p>
          </draw:text-box>
        </draw:frame>
        <draw:frame draw:style-name="gr16" draw:text-style-name="P5" draw:layer="layout" svg:width="1.378cm" svg:height="0.645cm" svg:x="5.039cm" svg:y="11.798cm">
          <draw:text-box>
            <text:p><text:span text:style-name="T1">CK12</text:span></text:p>
          </draw:text-box>
        </draw:frame>
        <draw:frame draw:style-name="gr16" draw:text-style-name="P5" draw:layer="layout" svg:width="1.353cm" svg:height="0.645cm" svg:x="6.152cm" svg:y="10.058cm">
          <draw:text-box>
            <text:p><text:span text:style-name="T1">CK11</text:span></text:p>
          </draw:text-box>
        </draw:frame>
        <draw:frame draw:style-name="gr30" draw:text-style-name="P9" xml:id="id73" draw:id="id73" draw:layer="layout" svg:width="5.675cm" svg:height="1.269cm" svg:x="19.626cm" svg:y="11.732cm">
          <draw:text-box>
            <text:p text:style-name="P3"><text:span text:style-name="T2">Mahlwerk-Motor</text:span></text:p>
          </draw:text-box>
        </draw:frame>
        <draw:frame draw:style-name="gr31" draw:text-style-name="P9" xml:id="id82" draw:id="id82" draw:layer="layout" svg:width="5.675cm" svg:height="1.269cm" svg:x="12.525cm" svg:y="14.5cm">
          <draw:text-box>
            <text:p text:style-name="P3"><text:span text:style-name="T2">Kaffeepulver-Dosierer</text:span></text:p>
          </draw:text-box>
        </draw:frame>
        <draw:frame draw:style-name="gr16" draw:text-style-name="P5" draw:layer="layout" svg:width="1.81cm" svg:height="0.645cm" svg:x="15.527cm" svg:y="16.458cm">
          <draw:text-box>
            <text:p><text:span text:style-name="T1">Interrupt</text:span></text:p>
          </draw:text-box>
        </draw:frame>
        <draw:custom-shape draw:style-name="gr2" draw:text-style-name="P2" xml:id="id84" draw:id="id84" draw:layer="layout" svg:width="0.635cm" svg:height="0.635cm" svg:x="3.365cm" svg:y="7.26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0.129cm" svg:x1="4.072cm" svg:y1="5.914cm" svg:x2="3.683cm" svg:y2="7.265cm" draw:start-shape="id68" draw:start-glue-point="7" draw:end-shape="id84" draw:end-glue-point="4" svg:d="m4072 5914c0 960-389 285-389 1351">
          <text:p/>
        </draw:connector>
        <draw:frame draw:style-name="gr16" draw:text-style-name="P5" draw:layer="layout" svg:width="1.81cm" svg:height="0.645cm" svg:x="10.727cm" svg:y="7.658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6.983cm" svg:y1="14.565cm" svg:x2="7.032cm" svg:y2="13.714cm" draw:start-shape="id85" draw:start-glue-point="4" draw:end-shape="id81" draw:end-glue-point="7" svg:d="m6983 14565c0-498 49-73 49-851">
          <text:p/>
        </draw:connector>
        <draw:connector draw:style-name="gr11" draw:text-style-name="P1" draw:layer="layout" draw:type="curve" draw:line-skew="1.429cm" svg:x1="6.66cm" svg:y1="13.265cm" svg:x2="5.8cm" svg:y2="13.065cm" draw:start-shape="id81" draw:start-glue-point="6" draw:end-shape="id83" draw:end-glue-point="1" svg:d="m6660 13265c-160 0 269-200-860-200">
          <text:p/>
        </draw:connector>
        <draw:connector draw:style-name="gr11" draw:text-style-name="P1" draw:layer="layout" draw:type="curve" svg:x1="6.8cm" svg:y1="11.265cm" svg:x2="7.93cm" svg:y2="12.63cm" draw:start-shape="id86" draw:start-glue-point="1" draw:end-shape="id81" draw:end-glue-point="4" svg:d="m6800 11265c754 0 1130 455 1130 1365">
          <text:p/>
        </draw:connector>
        <draw:connector draw:style-name="gr11" draw:text-style-name="P1" draw:layer="layout" draw:type="curve" draw:line-skew="1.953cm" svg:x1="4.97cm" svg:y1="6.1cm" svg:x2="6.8cm" svg:y2="11.265cm" draw:start-shape="id68" draw:start-glue-point="8" draw:end-shape="id86" draw:end-glue-point="1" svg:d="m4970 6100c0 6318 1830 3736 1830 5165">
          <text:p/>
        </draw:connector>
        <draw:custom-shape draw:style-name="gr2" draw:text-style-name="P2" xml:id="id87" draw:id="id87" draw:layer="layout" svg:width="2.54cm" svg:height="1.27cm" svg:x="12.96cm" svg:y="11.73cm">
          <text:p text:style-name="P1"><text:span text:style-name="T1">Motor-</text:span><text:span text:style-name="T1"><text:line-break/></text:span><text:span text:style-name="T1">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5.5cm" svg:y1="12.365cm" svg:x2="17.7cm" svg:y2="12.335cm" draw:start-shape="id87" draw:start-glue-point="10" draw:end-shape="id72" draw:end-glue-point="1" svg:d="m15500 12365c1519 0 420-30 2200-30">
          <text:p/>
        </draw:connector>
        <draw:polyline draw:style-name="gr12" draw:text-style-name="P1" xml:id="id88" draw:id="id88" draw:layer="layout" svg:width="1.269cm" svg:height="-0.001cm" draw:transform="rotate (-1.57079632679579) translate (10.701cm 11.7cm)" svg:viewBox="0 0 1270 0" draw:points="0,0 635,0 1270,0">
          <text:p/>
        </draw:polyline>
        <draw:connector draw:style-name="gr11" draw:text-style-name="P1" draw:layer="layout" draw:type="curve" svg:x1="10.701cm" svg:y1="12.335cm" svg:x2="12.96cm" svg:y2="12.365cm" draw:start-shape="id88" draw:start-glue-point="1" draw:end-shape="id87" draw:end-glue-point="6" svg:d="m10701 12335c1825 0 696 30 2259 30">
          <text:p/>
        </draw:connector>
        <draw:connector draw:style-name="gr11" draw:text-style-name="P1" draw:layer="layout" draw:type="curve" svg:x1="8.828cm" svg:y1="12.816cm" svg:x2="10.701cm" svg:y2="12.335cm" draw:start-shape="id81" draw:start-glue-point="11" draw:end-shape="id88" draw:end-glue-point="1" svg:d="m8828 12816c0-2445 1873-2204 1873-481">
          <text:p/>
        </draw:connector>
        <draw:custom-shape draw:style-name="gr2" draw:text-style-name="P2" xml:id="id89" draw:id="id89" draw:layer="layout" svg:width="0.635cm" svg:height="0.635cm" svg:x="12.966cm" svg:y="13.6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3.284cm" svg:y1="13.665cm" svg:x2="13.332cm" svg:y2="12.814cm" draw:start-shape="id89" draw:start-glue-point="4" draw:end-shape="id87" draw:end-glue-point="7" svg:d="m13284 13665c0-498 48-73 48-851">
          <text:p/>
        </draw:connector>
        <draw:frame draw:style-name="gr16" draw:text-style-name="P5" draw:layer="layout" svg:width="1.378cm" svg:height="0.645cm" svg:x="9.44cm" svg:y="11.358cm">
          <draw:text-box>
            <text:p><text:span text:style-name="T1">CK10</text:span></text:p>
          </draw:text-box>
        </draw:frame>
        <draw:custom-shape draw:style-name="gr2" draw:text-style-name="P2" xml:id="id75" draw:id="id75" draw:layer="layout" svg:width="2.54cm" svg:height="1.27cm" svg:x="11.66cm" svg:y="16.7cm">
          <text:p text:style-name="P1"><text:span text:style-name="T1">Füllstands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90" draw:id="id90" draw:layer="layout" svg:width="1.269cm" svg:height="-0.001cm" draw:transform="rotate (-1.57079632679579) translate (10.201cm 16.7cm)" svg:viewBox="0 0 1270 0" draw:points="0,0 635,0 1270,0">
          <text:p/>
        </draw:polyline>
        <draw:frame draw:style-name="gr16" draw:text-style-name="P5" draw:layer="layout" svg:width="1.184cm" svg:height="0.645cm" svg:x="9cm" svg:y="18.498cm">
          <draw:text-box>
            <text:p><text:span text:style-name="T1">CK7</text:span></text:p>
          </draw:text-box>
        </draw:frame>
        <draw:connector draw:style-name="gr11" draw:text-style-name="P1" draw:layer="layout" draw:type="curve" svg:x1="11.66cm" svg:y1="17.335cm" svg:x2="10.201cm" svg:y2="17.335cm" draw:start-shape="id75" draw:start-glue-point="6" draw:end-shape="id90" draw:end-glue-point="1" svg:d="m11660 17335h-1459">
          <text:p/>
        </draw:connector>
        <draw:connector draw:style-name="gr11" draw:text-style-name="P1" draw:layer="layout" draw:type="curve" draw:line-skew="1.868cm" svg:x1="10.201cm" svg:y1="17.335cm" svg:x2="7.93cm" svg:y2="13.9cm" draw:start-shape="id90" draw:start-glue-point="1" draw:end-shape="id81" draw:end-glue-point="8" svg:d="m10201 17335c0-259-2271 1458-2271-3435">
          <text:p/>
        </draw:connector>
        <draw:frame draw:style-name="gr16" draw:text-style-name="P5" draw:layer="layout" svg:width="1.81cm" svg:height="0.645cm" svg:x="10.189cm" svg:y="18.498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2.907cm" svg:y1="11.042cm" svg:x2="14.23cm" svg:y2="11.73cm" draw:start-shape="id91" draw:start-glue-point="9" draw:end-shape="id87" draw:end-glue-point="4" svg:d="m12907 11042c882 0 1323 229 1323 688">
          <text:p/>
        </draw:connector>
        <draw:custom-shape draw:style-name="gr2" draw:text-style-name="P2" xml:id="id91" draw:id="id91" draw:layer="layout" svg:width="0.635cm" svg:height="0.635cm" svg:x="12.365cm" svg:y="10.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Milchzufuhr" draw:style-name="dp1" draw:master-page-name="Standard">
        <draw:frame draw:style-name="gr17" draw:text-style-name="P7" draw:layer="layout" svg:width="9.252cm" svg:height="0.962cm" svg:x="1cm" svg:y="1.001cm">
          <draw:text-box>
            <text:p><text:span text:style-name="T5">CMC Milchzufuhr Subsystem</text:span></text:p>
          </draw:text-box>
        </draw:frame>
        <draw:frame draw:style-name="gr32" draw:text-style-name="P9" xml:id="id96" draw:id="id96" draw:layer="layout" svg:width="5.675cm" svg:height="1.269cm" svg:x="14.725cm" svg:y="5.709cm">
          <draw:text-box>
            <text:p text:style-name="P3"><text:span text:style-name="T2">Kühlaggregat</text:span></text:p>
          </draw:text-box>
        </draw:frame>
        <draw:frame draw:style-name="gr33" draw:text-style-name="P9" xml:id="id100" draw:id="id100" draw:layer="layout" svg:width="5.675cm" svg:height="1.269cm" svg:x="14.725cm" svg:y="7.8cm">
          <draw:text-box>
            <text:p text:style-name="P3"><text:span text:style-name="T2">Temperatur-Sensor</text:span></text:p>
          </draw:text-box>
        </draw:frame>
        <draw:frame draw:style-name="gr34" draw:text-style-name="P9" xml:id="id92" draw:id="id92" draw:layer="layout" svg:width="5.675cm" svg:height="1.269cm" svg:x="14.725cm" svg:y="3.571cm">
          <draw:text-box>
            <text:p text:style-name="P3"><text:span text:style-name="T2">Milchsäure-Sensor</text:span></text:p>
          </draw:text-box>
        </draw:frame>
        <draw:custom-shape draw:style-name="gr2" draw:text-style-name="P2" xml:id="id114" draw:id="id114" draw:layer="layout" svg:width="3.955cm" svg:height="1.94cm" svg:x="5.3cm" svg:y="13.03cm">
          <text:p text:style-name="P1"><text:span text:style-name="T1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119" draw:id="id119" draw:layer="layout" svg:width="1.269cm" svg:height="-0.001cm" draw:transform="rotate (-1.57079632679579) translate (1.8cm 12.03cm)" svg:viewBox="0 0 1270 0" draw:points="0,0 635,0 1270,0">
          <text:p/>
        </draw:polyline>
        <draw:polyline draw:style-name="gr12" draw:text-style-name="P1" xml:id="id97" draw:id="id97" draw:layer="layout" svg:width="1.269cm" svg:height="-0.001cm" draw:transform="rotate (-1.57079632679579) translate (12.9cm 5.7cm)" svg:viewBox="0 0 1270 0" draw:points="0,0 635,0 1270,0">
          <text:p/>
        </draw:polyline>
        <draw:custom-shape draw:style-name="gr2" draw:text-style-name="P2" xml:id="id110" draw:id="id110" draw:layer="layout" svg:width="0.635cm" svg:height="0.635cm" svg:x="9.487cm" svg:y="6.426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145cm" svg:height="0.645cm" svg:x="1.167cm" svg:y="11.358cm">
          <draw:text-box>
            <text:p><text:span text:style-name="T1">C15</text:span></text:p>
          </draw:text-box>
        </draw:frame>
        <draw:polyline draw:style-name="gr12" draw:text-style-name="P1" xml:id="id118" draw:id="id118" draw:layer="layout" svg:width="1.269cm" svg:height="-0.001cm" draw:transform="rotate (-1.57079632679579) translate (1.8cm 14.3cm)" svg:viewBox="0 0 1270 0" draw:points="0,0 635,0 1270,0">
          <text:p/>
        </draw:polyline>
        <draw:frame draw:style-name="gr16" draw:text-style-name="P5" draw:layer="layout" svg:width="1.145cm" svg:height="0.645cm" svg:x="1.155cm" svg:y="13.658cm">
          <draw:text-box>
            <text:p><text:span text:style-name="T1">C18</text:span></text:p>
          </draw:text-box>
        </draw:frame>
        <draw:connector draw:style-name="gr11" draw:text-style-name="P1" draw:layer="layout" draw:type="curve" svg:x1="14.725cm" svg:y1="4.205cm" svg:x2="12.9cm" svg:y2="4.205cm" draw:start-shape="id92" draw:start-glue-point="3" draw:end-shape="id93" draw:end-glue-point="1" svg:d="m14725 4205h-1825">
          <text:p/>
        </draw:connector>
        <draw:polyline draw:style-name="gr12" draw:text-style-name="P1" xml:id="id101" draw:id="id101" draw:layer="layout" svg:width="1.269cm" svg:height="-0.001cm" draw:transform="rotate (-1.57079632679579) translate (12.9cm 7.8cm)" svg:viewBox="0 0 1270 0" draw:points="0,0 635,0 1270,0">
          <text:p/>
        </draw:polyline>
        <draw:polyline draw:style-name="gr12" draw:text-style-name="P1" xml:id="id94" draw:id="id94" draw:layer="layout" svg:width="1.269cm" svg:height="-0.001cm" draw:transform="rotate (-1.57079632679579) translate (12.9cm 9.8cm)" svg:viewBox="0 0 1270 0" draw:points="0,0 635,0 1270,0">
          <text:p/>
        </draw:polyline>
        <draw:connector draw:style-name="gr19" draw:text-style-name="P1" draw:layer="layout" draw:type="curve" svg:x1="12.9cm" svg:y1="10.435cm" svg:x2="14.726cm" svg:y2="10.432cm" draw:start-shape="id94" draw:start-glue-point="1" draw:end-shape="id95" draw:end-glue-point="3" svg:d="m12900 10435c1501 0 589-3 1826-3">
          <text:p/>
        </draw:connector>
        <draw:connector draw:style-name="gr19" draw:text-style-name="P1" draw:layer="layout" draw:type="curve" svg:x1="14.725cm" svg:y1="6.343cm" svg:x2="12.9cm" svg:y2="6.335cm" draw:start-shape="id96" draw:start-glue-point="3" draw:end-shape="id97" draw:end-glue-point="1" svg:d="m14725 6343c-1237 0-325-8-1825-8">
          <text:p/>
        </draw:connector>
        <draw:polyline draw:style-name="gr12" draw:text-style-name="P1" xml:id="id93" draw:id="id93" draw:layer="layout" svg:width="1.269cm" svg:height="-0.001cm" draw:transform="rotate (-1.57079632679579) translate (12.9cm 3.57cm)" svg:viewBox="0 0 1270 0" draw:points="0,0 635,0 1270,0">
          <text:p/>
        </draw:polyline>
        <draw:frame draw:style-name="gr16" draw:text-style-name="P5" draw:layer="layout" svg:width="1.145cm" svg:height="0.645cm" svg:x="12.3cm" svg:y="9.258cm">
          <draw:text-box>
            <text:p><text:span text:style-name="T1">C38</text:span></text:p>
          </draw:text-box>
        </draw:frame>
        <draw:frame draw:style-name="gr16" draw:text-style-name="P5" draw:layer="layout" svg:width="1.145cm" svg:height="0.645cm" svg:x="12.3cm" svg:y="5.098cm">
          <draw:text-box>
            <text:p><text:span text:style-name="T1">C36</text:span></text:p>
          </draw:text-box>
        </draw:frame>
        <draw:frame draw:style-name="gr16" draw:text-style-name="P5" draw:layer="layout" svg:width="1.145cm" svg:height="0.645cm" svg:x="12.3cm" svg:y="7.198cm">
          <draw:text-box>
            <text:p><text:span text:style-name="T1">C37</text:span></text:p>
          </draw:text-box>
        </draw:frame>
        <draw:frame draw:style-name="gr16" draw:text-style-name="P5" draw:layer="layout" svg:width="1.145cm" svg:height="0.645cm" svg:x="12.255cm" svg:y="2.898cm">
          <draw:text-box>
            <text:p><text:span text:style-name="T1">C35</text:span></text:p>
          </draw:text-box>
        </draw:frame>
        <draw:custom-shape draw:style-name="gr2" draw:text-style-name="P2" xml:id="id113" draw:id="id113" draw:layer="layout" svg:width="3.295cm" svg:height="1.19cm" svg:x="8.5cm" svg:y="17.51cm">
          <text:p text:style-name="P1"><text:span text:style-name="T1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98" draw:id="id98" draw:layer="layout" svg:width="1.269cm" svg:height="-0.001cm" draw:transform="rotate (-1.57079632679579) translate (12.9cm 11.94cm)" svg:viewBox="0 0 1270 0" draw:points="0,0 635,0 1270,0">
          <text:p/>
        </draw:polyline>
        <draw:frame draw:style-name="gr16" draw:text-style-name="P5" draw:layer="layout" svg:width="1.145cm" svg:height="0.645cm" svg:x="12.255cm" svg:y="11.298cm">
          <draw:text-box>
            <text:p><text:span text:style-name="T1">C39</text:span></text:p>
          </draw:text-box>
        </draw:frame>
        <draw:frame draw:style-name="gr35" draw:text-style-name="P9" xml:id="id95" draw:id="id95" draw:layer="layout" svg:width="5.675cm" svg:height="1.269cm" svg:x="14.726cm" svg:y="9.798cm">
          <draw:text-box>
            <text:p text:style-name="P3"><text:span text:style-name="T2">Milchsensor</text:span></text:p>
          </draw:text-box>
        </draw:frame>
        <draw:frame draw:style-name="gr36" draw:text-style-name="P9" xml:id="id99" draw:id="id99" draw:layer="layout" svg:width="5.675cm" svg:height="1.269cm" svg:x="14.726cm" svg:y="11.932cm">
          <draw:text-box>
            <text:p text:style-name="P3"><text:span text:style-name="T2">Pumpe</text:span></text:p>
          </draw:text-box>
        </draw:frame>
        <draw:frame draw:style-name="gr37" draw:text-style-name="P9" xml:id="id102" draw:id="id102" draw:layer="layout" svg:width="5.675cm" svg:height="1.269cm" svg:x="14.727cm" svg:y="14.133cm">
          <draw:text-box>
            <text:p text:style-name="P3"><text:span text:style-name="T2">Durchflussmesser</text:span></text:p>
          </draw:text-box>
        </draw:frame>
        <draw:frame draw:style-name="gr38" draw:text-style-name="P9" xml:id="id105" draw:id="id105" draw:layer="layout" svg:width="5.675cm" svg:height="1.269cm" svg:x="14.726cm" svg:y="16.332cm">
          <draw:text-box>
            <text:p text:style-name="P3"><text:span text:style-name="T2">Leitungsspüler</text:span></text:p>
          </draw:text-box>
        </draw:frame>
        <draw:frame draw:style-name="gr39" draw:text-style-name="P9" xml:id="id106" draw:id="id106" draw:layer="layout" svg:width="5.675cm" svg:height="1.269cm" svg:x="14.727cm" svg:y="18.533cm">
          <draw:text-box>
            <text:p text:style-name="P3"><text:span text:style-name="T2">Wasser-Durchflussmesser</text:span></text:p>
          </draw:text-box>
        </draw:frame>
        <draw:custom-shape draw:style-name="gr2" draw:text-style-name="P2" xml:id="id109" draw:id="id109" draw:layer="layout" svg:width="2.54cm" svg:height="1.27cm" svg:x="8.5cm" svg:y="4.3cm">
          <text:p text:style-name="P1"><text:span text:style-name="T1">Milchsäure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2.54cm" svg:height="1.27cm" svg:x="8.56cm" svg:y="7.3cm">
          <text:p text:style-name="P1"><text:span text:style-name="T1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2.9cm" svg:y1="12.575cm" svg:x2="14.726cm" svg:y2="12.566cm" draw:start-shape="id98" draw:start-glue-point="1" draw:end-shape="id99" draw:end-glue-point="3" svg:d="m12900 12575c1501 0 589-9 1826-9">
          <text:p/>
        </draw:connector>
        <draw:connector draw:style-name="gr11" draw:text-style-name="P1" draw:layer="layout" draw:type="curve" svg:x1="14.725cm" svg:y1="8.434cm" svg:x2="12.9cm" svg:y2="8.435cm" draw:start-shape="id100" draw:start-glue-point="3" draw:end-shape="id101" draw:end-glue-point="1" svg:d="m14725 8434c-1237 0-325 1-1825 1">
          <text:p/>
        </draw:connector>
        <draw:polyline draw:style-name="gr12" draw:text-style-name="P1" xml:id="id103" draw:id="id103" draw:layer="layout" svg:width="1.269cm" svg:height="-0.001cm" draw:transform="rotate (-1.57079632679579) translate (12.901cm 14.14cm)" svg:viewBox="0 0 1270 0" draw:points="0,0 635,0 1270,0">
          <text:p/>
        </draw:polyline>
        <draw:frame draw:style-name="gr16" draw:text-style-name="P5" draw:layer="layout" svg:width="1.145cm" svg:height="0.645cm" svg:x="12.256cm" svg:y="13.498cm">
          <draw:text-box>
            <text:p><text:span text:style-name="T1">C40</text:span></text:p>
          </draw:text-box>
        </draw:frame>
        <draw:connector draw:style-name="gr11" draw:text-style-name="P1" draw:layer="layout" draw:type="curve" svg:x1="14.727cm" svg:y1="14.767cm" svg:x2="12.901cm" svg:y2="14.775cm" draw:start-shape="id102" draw:start-glue-point="3" draw:end-shape="id103" draw:end-glue-point="1" svg:d="m14727 14767c-1237 0-325 8-1826 8">
          <text:p/>
        </draw:connector>
        <draw:polyline draw:style-name="gr12" draw:text-style-name="P1" xml:id="id104" draw:id="id104" draw:layer="layout" svg:width="1.269cm" svg:height="-0.001cm" draw:transform="rotate (-1.57079632679579) translate (12.902cm 16.34cm)" svg:viewBox="0 0 1270 0" draw:points="0,0 635,0 1270,0">
          <text:p/>
        </draw:polyline>
        <draw:frame draw:style-name="gr16" draw:text-style-name="P5" draw:layer="layout" svg:width="1.145cm" svg:height="0.645cm" svg:x="12.257cm" svg:y="15.698cm">
          <draw:text-box>
            <text:p><text:span text:style-name="T1">C41</text:span></text:p>
          </draw:text-box>
        </draw:frame>
        <draw:polyline draw:style-name="gr12" draw:text-style-name="P1" xml:id="id107" draw:id="id107" draw:layer="layout" svg:width="1.269cm" svg:height="-0.001cm" draw:transform="rotate (-1.57079632679579) translate (12.903cm 18.54cm)" svg:viewBox="0 0 1270 0" draw:points="0,0 635,0 1270,0">
          <text:p/>
        </draw:polyline>
        <draw:frame draw:style-name="gr16" draw:text-style-name="P5" draw:layer="layout" svg:width="1.145cm" svg:height="0.645cm" svg:x="12.258cm" svg:y="17.898cm">
          <draw:text-box>
            <text:p><text:span text:style-name="T1">C42</text:span></text:p>
          </draw:text-box>
        </draw:frame>
        <draw:connector draw:style-name="gr11" draw:text-style-name="P1" draw:layer="layout" draw:type="curve" svg:x1="12.902cm" svg:y1="16.975cm" svg:x2="14.726cm" svg:y2="16.966cm" draw:start-shape="id104" draw:start-glue-point="1" draw:end-shape="id105" draw:end-glue-point="3" svg:d="m12902 16975c1500 0 588-9 1824-9">
          <text:p/>
        </draw:connector>
        <draw:connector draw:style-name="gr11" draw:text-style-name="P1" draw:layer="layout" draw:type="curve" svg:x1="14.727cm" svg:y1="19.167cm" svg:x2="12.903cm" svg:y2="19.175cm" draw:start-shape="id106" draw:start-glue-point="3" draw:end-shape="id107" draw:end-glue-point="1" svg:d="m14727 19167c-1236 0-324 8-1824 8">
          <text:p/>
        </draw:connector>
        <draw:connector draw:style-name="gr11" draw:text-style-name="P1" draw:layer="layout" draw:type="curve" svg:x1="10.728cm" svg:y1="7.486cm" svg:x2="12.9cm" svg:y2="6.335cm" draw:start-shape="id108" draw:start-glue-point="11" draw:end-shape="id97" draw:end-glue-point="1" svg:d="m10728 7486c0-768 724-1151 2172-1151">
          <text:p/>
        </draw:connector>
        <draw:connector draw:style-name="gr11" draw:text-style-name="P1" draw:layer="layout" draw:type="curve" draw:line-skew="-0.916cm" svg:x1="12.9cm" svg:y1="8.435cm" svg:x2="10.728cm" svg:y2="8.384cm" draw:start-shape="id101" draw:start-glue-point="1" draw:end-shape="id108" draw:end-glue-point="9" svg:d="m12900 8435c0 349-2172 375-2172-51">
          <text:p/>
        </draw:connector>
        <draw:connector draw:style-name="gr11" draw:text-style-name="P1" draw:layer="layout" draw:type="curve" svg:x1="12.9cm" svg:y1="4.205cm" svg:x2="11.04cm" svg:y2="4.935cm" draw:start-shape="id93" draw:start-glue-point="1" draw:end-shape="id109" draw:end-glue-point="10" svg:d="m12900 4205c-1525 0-596 730-1860 730">
          <text:p/>
        </draw:connector>
        <draw:custom-shape draw:style-name="gr2" draw:text-style-name="P2" xml:id="id111" draw:id="id111" draw:layer="layout" svg:width="0.635cm" svg:height="0.635cm" svg:x="8.501cm" svg:y="9.201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805cm" svg:y1="6.426cm" svg:x2="9.77cm" svg:y2="5.57cm" draw:start-shape="id110" draw:start-glue-point="4" draw:end-shape="id109" draw:end-glue-point="8" svg:d="m9805 6426c0-642-35-214-35-856">
          <text:p/>
        </draw:connector>
        <draw:connector draw:style-name="gr11" draw:text-style-name="P1" draw:layer="layout" draw:type="curve" svg:x1="8.819cm" svg:y1="9.201cm" svg:x2="8.932cm" svg:y2="8.384cm" draw:start-shape="id111" draw:start-glue-point="4" draw:end-shape="id108" draw:end-glue-point="7" svg:d="m8819 9201c0-472 113-64 113-817">
          <text:p/>
        </draw:connector>
        <draw:custom-shape draw:style-name="gr2" draw:text-style-name="P2" xml:id="id112" draw:id="id112" draw:layer="layout" svg:width="0.635cm" svg:height="0.635cm" svg:x="8.502cm" svg:y="19.301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8.82cm" svg:y1="19.301cm" svg:x2="8.982cm" svg:y2="18.526cm" draw:start-shape="id112" draw:start-glue-point="4" draw:end-shape="id113" draw:end-glue-point="7" svg:d="m8820 19301c0-450 162-63 162-775">
          <text:p/>
        </draw:connector>
        <draw:connector draw:style-name="gr11" draw:text-style-name="P1" draw:layer="layout" draw:type="curve" svg:x1="11.313cm" svg:y1="17.684cm" svg:x2="12.902cm" svg:y2="16.975cm" draw:start-shape="id113" draw:start-glue-point="11" draw:end-shape="id104" draw:end-glue-point="1" svg:d="m11313 17684c0-473 529-709 1589-709">
          <text:p/>
        </draw:connector>
        <draw:connector draw:style-name="gr11" draw:text-style-name="P1" draw:layer="layout" draw:type="curve" draw:line-skew="-1.013cm" svg:x1="12.903cm" svg:y1="19.175cm" svg:x2="11.313cm" svg:y2="18.526cm" draw:start-shape="id107" draw:start-glue-point="1" draw:end-shape="id113" draw:end-glue-point="9" svg:d="m12903 19175c0 204-1590 528-1590-649">
          <text:p/>
        </draw:connector>
        <draw:connector draw:style-name="gr11" draw:text-style-name="P1" draw:layer="layout" draw:type="curve" draw:line-skew="1.128cm" svg:x1="8.676cm" svg:y1="13.314cm" svg:x2="12.9cm" svg:y2="12.575cm" draw:start-shape="id114" draw:start-glue-point="11" draw:end-shape="id98" draw:end-glue-point="1" svg:d="m8676 13314c0-1140 4224-770 4224-739">
          <text:p/>
        </draw:connector>
        <draw:connector draw:style-name="gr11" draw:text-style-name="P1" draw:layer="layout" draw:type="curve" draw:line-skew="-0.915cm" svg:x1="12.901cm" svg:y1="14.775cm" svg:x2="8.676cm" svg:y2="14.686cm" draw:start-shape="id103" draw:start-glue-point="1" draw:end-shape="id114" draw:end-glue-point="9" svg:d="m12901 14775c0 351-4225 395-4225-89">
          <text:p/>
        </draw:connector>
        <draw:polyline draw:style-name="gr12" draw:text-style-name="P1" xml:id="id115" draw:id="id115" draw:layer="layout" svg:width="1.269cm" svg:height="-0.001cm" draw:transform="rotate (-1.57079632679579) translate (8.001cm 15.8cm)" svg:viewBox="0 0 1270 0" draw:points="0,0 635,0 1270,0">
          <text:p/>
        </draw:polyline>
        <draw:frame draw:style-name="gr16" draw:text-style-name="P5" draw:layer="layout" svg:width="1.145cm" svg:height="0.645cm" svg:x="7.356cm" svg:y="15.158cm">
          <draw:text-box>
            <text:p><text:span text:style-name="T1">C33</text:span></text:p>
          </draw:text-box>
        </draw:frame>
        <draw:connector draw:style-name="gr11" draw:text-style-name="P1" draw:layer="layout" draw:type="curve" svg:x1="7.278cm" svg:y1="14.97cm" svg:x2="8.001cm" svg:y2="16.435cm" draw:start-shape="id114" draw:start-glue-point="8" draw:end-shape="id115" draw:end-glue-point="1" svg:d="m7278 14970c0 977 241 1465 723 1465">
          <text:p/>
        </draw:connector>
        <draw:connector draw:style-name="gr11" draw:text-style-name="P1" draw:layer="layout" draw:type="curve" svg:x1="8.001cm" svg:y1="16.435cm" svg:x2="8.982cm" svg:y2="17.684cm" draw:start-shape="id115" draw:start-glue-point="1" draw:end-shape="id113" draw:end-glue-point="5" svg:d="m8001 16435c654 0 981 416 981 1249">
          <text:p/>
        </draw:connector>
        <draw:polyline draw:style-name="gr12" draw:text-style-name="P1" xml:id="id116" draw:id="id116" draw:layer="layout" svg:width="1.269cm" svg:height="-0.001cm" draw:transform="rotate (-1.57079632679579) translate (6.902cm 17.5cm)" svg:viewBox="0 0 1270 0" draw:points="0,0 635,0 1270,0">
          <text:p/>
        </draw:polyline>
        <draw:frame draw:style-name="gr16" draw:text-style-name="P5" draw:layer="layout" svg:width="1.145cm" svg:height="0.645cm" svg:x="6.257cm" svg:y="16.858cm">
          <draw:text-box>
            <text:p><text:span text:style-name="T1">C34</text:span></text:p>
          </draw:text-box>
        </draw:frame>
        <draw:connector draw:style-name="gr11" draw:text-style-name="P1" draw:layer="layout" draw:type="curve" svg:x1="8.5cm" svg:y1="18.105cm" svg:x2="6.902cm" svg:y2="18.135cm" draw:start-shape="id113" draw:start-glue-point="6" draw:end-shape="id116" draw:end-glue-point="1" svg:d="m8500 18105c-1068 0-269 30-1598 30">
          <text:p/>
        </draw:connector>
        <draw:connector draw:style-name="gr11" draw:text-style-name="P1" draw:layer="layout" draw:type="curve" draw:line-skew="1.372cm" svg:x1="6.902cm" svg:y1="18.135cm" svg:x2="5.879cm" svg:y2="14.686cm" draw:start-shape="id116" draw:start-glue-point="1" draw:end-shape="id114" draw:end-glue-point="7" svg:d="m6902 18135c0-801-1023 923-1023-3449">
          <text:p/>
        </draw:connector>
        <draw:polyline draw:style-name="gr12" draw:text-style-name="P1" xml:id="id117" draw:id="id117" draw:layer="layout" svg:width="1.269cm" svg:height="-0.001cm" draw:transform="rotate (0.0134390352403538) translate (7.35005734207161cm 11.794533530502cm)" svg:viewBox="0 0 1270 0" draw:points="0,0 635,0 1270,0">
          <text:p/>
        </draw:polyline>
        <draw:frame draw:style-name="gr16" draw:text-style-name="P5" draw:layer="layout" svg:width="1.145cm" svg:height="0.645cm" svg:x="6.715cm" svg:y="11.15cm">
          <draw:text-box>
            <text:p><text:span text:style-name="T1">C32</text:span></text:p>
          </draw:text-box>
        </draw:frame>
        <draw:connector draw:style-name="gr11" draw:text-style-name="P1" draw:layer="layout" draw:type="curve" svg:x1="8.56cm" svg:y1="7.935cm" svg:x2="7.985cm" svg:y2="11.777cm" draw:start-shape="id108" draw:start-glue-point="6" draw:end-shape="id117" draw:end-glue-point="0" svg:d="m8560 7935c-384 0-575 1280-575 3842">
          <text:p/>
        </draw:connector>
        <draw:connector draw:style-name="gr11" draw:text-style-name="P1" draw:layer="layout" draw:type="curve" svg:x1="5.3cm" svg:y1="14cm" svg:x2="1.8cm" svg:y2="14.935cm" draw:start-shape="id114" draw:start-glue-point="6" draw:end-shape="id118" draw:end-glue-point="1" svg:d="m5300 14000c-2494 0-745 935-3500 935">
          <text:p/>
        </draw:connector>
        <draw:connector draw:style-name="gr11" draw:text-style-name="P1" draw:layer="layout" draw:type="curve" draw:line-skew="1.626cm" svg:x1="1.8cm" svg:y1="12.665cm" svg:x2="5.879cm" svg:y2="13.314cm" draw:start-shape="id119" draw:start-glue-point="1" draw:end-shape="id114" draw:end-glue-point="5" svg:d="m1800 12665c0 715 4079 391 4079 649">
          <text:p/>
        </draw:connector>
        <draw:frame draw:style-name="gr16" draw:text-style-name="P5" draw:layer="layout" svg:width="1.145cm" svg:height="0.645cm" svg:x="4.935cm" svg:y="6.705cm">
          <draw:text-box>
            <text:p><text:span text:style-name="T1">C31</text:span></text:p>
          </draw:text-box>
        </draw:frame>
        <draw:frame draw:style-name="gr16" draw:text-style-name="P5" draw:layer="layout" svg:width="1.145cm" svg:height="0.645cm" svg:x="2.905cm" svg:y="6.08cm">
          <draw:text-box>
            <text:p><text:span text:style-name="T1">C30</text:span></text:p>
          </draw:text-box>
        </draw:frame>
        <draw:frame draw:style-name="gr16" draw:text-style-name="P5" draw:layer="layout" svg:width="1.145cm" svg:height="0.645cm" svg:x="1.125cm" svg:y="4.8cm">
          <draw:text-box>
            <text:p><text:span text:style-name="T1">C29</text:span></text:p>
          </draw:text-box>
        </draw:frame>
        <draw:connector draw:style-name="gr11" draw:text-style-name="P1" draw:layer="layout" draw:type="curve" svg:x1="6.08cm" svg:y1="7.35cm" svg:x2="8.932cm" svg:y2="7.486cm" draw:start-shape="id120" draw:start-glue-point="0" draw:end-shape="id108" draw:end-glue-point="5" svg:d="m6080 7350c0-1014 2852-1082 2852 136">
          <text:p/>
        </draw:connector>
        <draw:connector draw:style-name="gr11" draw:text-style-name="P1" draw:layer="layout" draw:type="curve" svg:x1="5.879cm" svg:y1="13.314cm" svg:x2="6.08cm" svg:y2="7.368cm" draw:start-shape="id114" draw:start-glue-point="5" draw:end-shape="id120" draw:end-glue-point="2" svg:d="m5879 13314c0-4540 201-1568 201-5946">
          <text:p/>
        </draw:connector>
        <draw:connector draw:style-name="gr11" draw:text-style-name="P1" draw:layer="layout" draw:type="curve" draw:line-skew="2.79cm" svg:x1="5.879cm" svg:y1="13.314cm" svg:x2="2.27cm" svg:y2="5.463cm" draw:start-shape="id114" draw:start-glue-point="5" draw:end-shape="id121" svg:d="m5879 13314c0-1785-3609 2140-3609-7851">
          <text:p/>
        </draw:connector>
        <draw:connector draw:style-name="gr11" draw:text-style-name="P1" draw:layer="layout" draw:type="curve" svg:x1="2.27cm" svg:y1="5.445cm" svg:x2="8.872cm" svg:y2="4.486cm" draw:start-shape="id121" draw:start-glue-point="0" draw:end-shape="id109" draw:end-glue-point="5" svg:d="m2270 5445c0-2469 6602-1989 6602-959">
          <text:p/>
        </draw:connector>
        <draw:connector draw:style-name="gr11" draw:text-style-name="P1" draw:layer="layout" draw:type="curve" svg:x1="8.5cm" svg:y1="4.935cm" svg:x2="4.175cm" svg:y2="6.697cm" draw:start-shape="id109" draw:start-glue-point="6" draw:end-shape="id122" draw:end-glue-point="0" svg:d="m8500 4935c-2884 0-4325 587-4325 1762">
          <text:p/>
        </draw:connector>
        <draw:custom-shape draw:style-name="gr2" draw:text-style-name="P2" xml:id="id123" draw:id="id123" draw:layer="layout" svg:width="0.635cm" svg:height="0.635cm" svg:x="4.175cm" svg:y="17.51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4.493cm" svg:y1="17.51cm" svg:x2="5.879cm" svg:y2="14.686cm" draw:start-shape="id123" draw:start-glue-point="4" draw:end-shape="id114" draw:end-glue-point="7" svg:d="m4493 17510c0-1905 1386-493 1386-2824">
          <text:p/>
        </draw:connector>
        <draw:connector draw:style-name="gr11" draw:text-style-name="P1" draw:layer="layout" draw:type="curve" svg:x1="1.8cm" svg:y1="12.665cm" svg:x2="1.8cm" svg:y2="12.665cm" draw:start-shape="id119" draw:start-glue-point="1" draw:end-shape="id119" draw:end-glue-point="1" svg:d="m1800 12665">
          <text:p/>
        </draw:connector>
        <draw:connector draw:style-name="gr11" draw:text-style-name="P1" draw:layer="layout" draw:type="curve" svg:x1="4.175cm" svg:y1="6.715cm" svg:x2="5.879cm" svg:y2="13.314cm" draw:start-shape="id122" draw:start-glue-point="2" draw:end-shape="id114" draw:end-glue-point="5" svg:d="m4175 6715c0 4867 1704 1568 1704 6599">
          <text:p/>
        </draw:connector>
        <draw:connector draw:style-name="gr11" draw:text-style-name="P1" draw:layer="layout" draw:type="curve" svg:x1="8.66cm" svg:y1="10.435cm" svg:x2="7.985cm" svg:y2="11.777cm" draw:start-shape="id124" draw:start-glue-point="6" draw:end-shape="id117" draw:end-glue-point="0" svg:d="m8660 10435c-450 0-675 447-675 1342">
          <text:p/>
        </draw:connector>
        <draw:connector draw:style-name="gr11" draw:text-style-name="P1" draw:layer="layout" draw:type="curve" svg:x1="7.985cm" svg:y1="11.795cm" svg:x2="7.278cm" svg:y2="13.03cm" draw:start-shape="id117" draw:start-glue-point="2" draw:end-shape="id114" draw:end-glue-point="4" svg:d="m7985 11795c0 1057-707 440-707 1235">
          <text:p/>
        </draw:connector>
        <draw:frame draw:style-name="gr16" draw:text-style-name="P5" draw:layer="layout" svg:width="1.81cm" svg:height="0.645cm" svg:x="6.08cm" svg:y="11.785cm">
          <draw:text-box>
            <text:p><text:span text:style-name="T1">Interrupt</text:span></text:p>
          </draw:text-box>
        </draw:frame>
        <draw:custom-shape draw:style-name="gr2" draw:text-style-name="P2" xml:id="id124" draw:id="id124" draw:layer="layout" svg:width="2.54cm" svg:height="1.27cm" svg:x="8.66cm" svg:y="9.8cm">
          <text:p text:style-name="P1"><text:span text:style-name="T1">Füllstands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2.9cm" svg:y1="10.435cm" svg:x2="11.2cm" svg:y2="10.435cm" draw:start-shape="id94" draw:start-glue-point="1" draw:end-shape="id124" draw:end-glue-point="10" svg:d="m12900 10435h-1700">
          <text:p/>
        </draw:connector>
        <draw:frame draw:style-name="gr16" draw:text-style-name="P5" draw:layer="layout" svg:width="1.81cm" svg:height="0.645cm" svg:x="12.924cm" svg:y="9.558cm">
          <draw:text-box>
            <text:p><text:span text:style-name="T1">Interrupt</text:span></text:p>
          </draw:text-box>
        </draw:frame>
        <draw:custom-shape draw:style-name="gr2" draw:text-style-name="P2" xml:id="id125" draw:id="id125" draw:layer="layout" svg:width="0.635cm" svg:height="0.635cm" svg:x="2.27cm" svg:y="16.87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5.3cm" svg:y1="14cm" svg:x2="2.905cm" svg:y2="17.193cm" draw:start-shape="id114" draw:start-glue-point="6" draw:end-shape="id125" draw:end-glue-point="10" svg:d="m5300 14000c-1797 0-600 3193-2395 3193">
          <text:p/>
        </draw:connector>
        <draw:custom-shape draw:style-name="gr2" draw:text-style-name="P2" xml:id="id126" draw:id="id126" draw:layer="layout" svg:width="0.635cm" svg:height="0.635cm" svg:x="6.715cm" svg:y="8.62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7.033cm" svg:y1="8.62cm" svg:x2="8.56cm" svg:y2="7.935cm" draw:start-shape="id126" draw:start-glue-point="4" draw:end-shape="id108" svg:d="m7033 8620c0-457 509-685 1527-685">
          <text:p/>
        </draw:connector>
        <draw:custom-shape draw:style-name="gr2" draw:text-style-name="P2" xml:id="id127" draw:id="id127" draw:layer="layout" svg:width="0.635cm" svg:height="0.635cm" svg:x="10.525cm" svg:y="2.90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525cm" svg:y1="3.223cm" svg:x2="9.77cm" svg:y2="4.3cm" draw:start-shape="id127" draw:start-glue-point="6" draw:end-shape="id109" svg:d="m10525 3223c-504 0-755 359-755 1077">
          <text:p/>
        </draw:connector>
        <draw:polyline draw:style-name="gr12" draw:text-style-name="P1" xml:id="id121" draw:id="id121" draw:layer="layout" svg:width="1.269cm" svg:height="-0.001cm" draw:transform="rotate (0.0134390352403538) translate (1.63505734207161cm 5.462533530502cm)" svg:viewBox="0 0 1270 0" draw:points="0,0 635,0 1270,0">
          <text:p/>
        </draw:polyline>
        <draw:polyline draw:style-name="gr12" draw:text-style-name="P1" xml:id="id122" draw:id="id122" draw:layer="layout" svg:width="1.269cm" svg:height="-0.001cm" draw:transform="rotate (0.0134390352403538) translate (3.54005734207161cm 6.714533530502cm)" svg:viewBox="0 0 1270 0" draw:points="0,0 635,0 1270,0">
          <text:p/>
        </draw:polyline>
        <draw:polyline draw:style-name="gr12" draw:text-style-name="P1" xml:id="id120" draw:id="id120" draw:layer="layout" svg:width="1.269cm" svg:height="-0.001cm" draw:transform="rotate (0.0134390352403538) translate (5.44505734207161cm 7.367533530502cm)" svg:viewBox="0 0 1270 0" draw:points="0,0 635,0 127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7-07T22:19:52</dc:date>
    <meta:editing-duration>PT11H29M14S</meta:editing-duration>
    <meta:editing-cycles>76</meta:editing-cycles>
    <meta:generator>LibreOffice/3.3$Unix LibreOffice_project/330m19$Build-202</meta:generator>
    <dc:creator>Elmar Vonlanthen</dc:creator>
    <meta:document-statistic meta:object-count="354"/>
  </office:meta>
</office:document-meta>
</file>